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hdphoto1.wdp" manifest:media-type=""/>
  <manifest:file-entry manifest:full-path="media/image7.png" manifest:media-type="image/png"/>
  <manifest:file-entry manifest:full-path="media/image8.png" manifest:media-type="image/png"/>
  <manifest:file-entry manifest:full-path="media/hdphoto2.wdp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1125in" fo:padding-bottom="0.01125in" fo:padding-left="0.01125in" fo:padding-right="0.011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0">
      <style:graphic-properties draw:fill="none" draw:stroke="solid" svg:stroke-width="0.01389in" svg:stroke-color="#44546a" draw:marker-end="a1109" svg:stroke-opacity="100%" draw:stroke-linejoin="miter" svg:stroke-linecap="but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none" draw:stroke="solid" svg:stroke-width="0.01389in" svg:stroke-color="#44546a" draw:marker-end="a1111" svg:stroke-opacity="100%" draw:stroke-linejoin="miter" svg:stroke-linecap="butt"/>
    </style:style>
    <style:style style:family="graphic" style:name="a958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solid" svg:stroke-width="0.01042in" svg:stroke-color="#000000" svg:stroke-opacity="100%"/>
    </style:style>
    <style:style style:family="graphic" style:name="a1114">
      <style:graphic-properties draw:fill="none" draw:stroke="solid" svg:stroke-width="0.01389in" svg:stroke-color="#44546a" draw:marker-end="a1113" svg:stroke-opacity="100%" draw:stroke-linejoin="miter" svg:stroke-linecap="butt"/>
    </style:style>
    <style:style style:family="graphic" style:name="a1116">
      <style:graphic-properties draw:fill="none" draw:stroke="solid" svg:stroke-width="0.01389in" svg:stroke-color="#44546a" draw:marker-end="a1115" svg:stroke-opacity="100%" draw:stroke-linejoin="miter" svg:stroke-linecap="butt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solid" draw:fill-color="#dff5fd" draw:opacity="100%" draw:stroke="none" draw:auto-grow-width="true" draw:auto-grow-height="tru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389in" svg:stroke-color="#44546a" draw:marker-end="a1117" svg:stroke-opacity="100%" draw:stroke-linejoin="miter" svg:stroke-linecap="butt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1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4" style:parent-style-name="Graphics">
      <style:graphic-properties draw:fill="none" draw:stroke="non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none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84" style:parent-style-name="Graphics">
      <style:graphic-properties draw:fill="none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draw:stroke="non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3889in" style:font-size-asian="0.13889in" style:font-size-complex="0.13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graphic" style:name="a1346" style:parent-style-name="Graphics">
      <style:graphic-properties draw:fill="none" draw:stroke="none"/>
    </style:style>
    <style:style style:family="graphic" style:name="a1347" style:parent-style-name="Graphics">
      <style:graphic-properties draw:fill="none" draw:stroke="non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93">
      <style:graphic-properties draw:fill="none" draw:stroke="solid" svg:stroke-width="0.01389in" svg:stroke-color="#4472c4" draw:marker-end="a992" svg:stroke-opacity="100%" draw:stroke-linejoin="miter" svg:stroke-linecap="butt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 style:parent-style-name="Graphics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draw:stroke="non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472c4" draw:marker-end="a10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35">
      <style:graphic-properties draw:fill="none" draw:stroke="solid" svg:stroke-width="0.03472in" svg:stroke-color="#404040" svg:stroke-opacity="100%" draw:stroke-linejoin="miter" svg:stroke-linecap="butt"/>
    </style:style>
    <style:style style:family="graphic" style:name="a1036" style:parent-style-name="Graphics">
      <style:graphic-properties draw:fill="none" draw:stroke="solid" svg:stroke-width="0.01042in" svg:stroke-color="#40404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1234">
      <style:graphic-properties draw:fill="none" draw:stroke="solid" svg:stroke-width="0.01389in" svg:stroke-color="#44546a" draw:marker-end="a1233" svg:stroke-opacity="100%" draw:stroke-linejoin="miter" svg:stroke-linecap="butt"/>
    </style:style>
    <style:style style:family="graphic" style:name="a1236">
      <style:graphic-properties draw:fill="none" draw:stroke="solid" svg:stroke-width="0.01389in" svg:stroke-color="#44546a" draw:marker-end="a1235" svg:stroke-opacity="100%" draw:stroke-linejoin="miter" svg:stroke-linecap="butt"/>
    </style:style>
    <style:style style:family="graphic" style:name="a1238">
      <style:graphic-properties draw:fill="none" draw:stroke="solid" svg:stroke-width="0.01389in" svg:stroke-color="#44546a" draw:marker-end="a1237" svg:stroke-opacity="100%" draw:stroke-linejoin="miter" svg:stroke-linecap="butt"/>
    </style:style>
    <style:style style:family="graphic" style:name="a1040">
      <style:graphic-properties fo:wrap-option="no-wrap" fo:padding-top="0.03937in" fo:padding-bottom="0.03937in" fo:padding-left="0.07874in" fo:padding-right="0.07874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draw:fill="none" draw:stroke="solid" svg:stroke-width="0.01389in" svg:stroke-color="#44546a" draw:marker-end="a1239" svg:stroke-opacity="100%" draw:stroke-linejoin="miter" svg:stroke-linecap="butt"/>
    </style:style>
    <style:style style:family="graphic" style:name="a1242">
      <style:graphic-properties draw:fill="none" draw:stroke="solid" svg:stroke-width="0.01389in" svg:stroke-color="#44546a" draw:marker-end="a1241" svg:stroke-opacity="100%" draw:stroke-linejoin="miter" svg:stroke-linecap="butt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5in" style:font-size-asian="0.5in" style:font-size-complex="0.5in" fo:letter-spacing="0in" fo:language="en" style:language-asian="ja" fo:country="US" style:country-asian="JP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1" style:parent-style-name="Graphics">
      <style:graphic-properties draw:fill="none" fo:clip="rect(0.32269in, 0in, 0in, 0in)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1125in" fo:padding-bottom="0.01125in" fo:padding-left="0.01125in" fo:padding-right="0.011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7">
      <style:graphic-properties draw:fill="none" draw:stroke="solid" svg:stroke-width="0.03125in" svg:stroke-color="#0070c0" draw:marker-end="a1066" svg:stroke-opacity="100%" draw:stroke-linejoin="miter" svg:stroke-linecap="butt"/>
    </style:style>
    <style:style style:family="graphic" style:name="a1069">
      <style:graphic-properties draw:fill="none" draw:stroke="solid" svg:stroke-width="0.03125in" svg:stroke-color="#0070c0" draw:marker-end="a1068" svg:stroke-opacity="100%" draw:stroke-linejoin="miter" svg:stroke-linecap="butt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5in" fo:padding-bottom="0.05in" fo:padding-left="0.1in" fo:padding-right="0.1in" draw:textarea-vertical-align="top" draw:textarea-horizontal-align="left" draw:fill="solid" draw:fill-color="#ff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Z UDPゴシック" style:font-family-asian="BIZ UDPゴシック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147482813" draw:style-name="a926" draw:master-page-name="Master1-Layout7-blank-白紙" presentation:presentation-page-layout-name="Master1-PPL7" draw:id="Slide-2147483068">
        <draw:frame draw:id="id72" draw:style-name="a930" draw:name="テキスト ボックス 1" svg:x="0in" svg:y="3.12142in" svg:width="13.33333in" svg:height="0.62858in">
          <draw:text-box>
            <text:p text:style-name="a929" text:class-names="" text:cond-style-name=""><text:span text:style-name="a927" text:class-names="">システム開発に関するご相談</text:span><text:span text:style-name="a928" text:class-names=""/></text:p>
          </draw:text-box>
          <svg:title/>
          <svg:desc/>
        </draw:frame>
        <draw:frame draw:id="id73" draw:style-name="a948" draw:name="テキスト ボックス 2" svg:x="10.81053in" svg:y="6.0554in" svg:width="2.29161in" svg:height="1.00977in">
          <draw:text-box>
            <text:p text:style-name="a938" text:class-names="" text:cond-style-name=""><text:span text:style-name="a931" text:class-names="">2026</text:span><text:span text:style-name="a932" text:class-names="">年</text:span><text:span text:style-name="a933" text:class-names="">1</text:span><text:span text:style-name="a934" text:class-names="">月</text:span><text:span text:style-name="a935" text:class-names="">21</text:span><text:span text:style-name="a936" text:class-names="">日</text:span><text:span text:style-name="a937" text:class-names=""/></text:p>
            <text:p text:style-name="a943" text:class-names="" text:cond-style-name=""><text:span text:style-name="a939" text:class-names="">トヨタ自動車</text:span><text:span text:style-name="a940" text:class-names="">(</text:span><text:span text:style-name="a941" text:class-names="">株</text:span><text:span text:style-name="a942" text:class-names="">)</text:span></text:p>
            <text:p text:style-name="a947" text:class-names="" text:cond-style-name=""><text:span text:style-name="a944" text:class-names="">CN</text:span><text:span text:style-name="a945" text:class-names="">システム開発部</text:span><text:span text:style-name="a946" text:class-names=""/></text:p>
          </draw:text-box>
          <svg:title/>
          <svg:desc/>
        </draw:frame>
        <draw:frame draw:id="id74" draw:style-name="a953" draw:name="テキスト ボックス 3" svg:x="0in" svg:y="0.93972in" svg:width="13.33333in" svg:height="0.42663in">
          <draw:text-box>
            <text:p text:style-name="a952" text:class-names="" text:cond-style-name=""><text:span text:style-name="a949" text:class-names=""><text:tab/></text:span><text:span text:style-name="a950" text:class-names="">伊藤忠テクノソリューションズ株式会社</text:span><text:span text:style-name="a951" text:class-names=""/></text:p>
          </draw:text-box>
          <svg:title/>
          <svg:desc/>
        </draw:frame>
      </draw:page>
      <draw:page draw:name="Slide2147482809" draw:style-name="a954" draw:master-page-name="Master1-Layout2-obj-タイトルとコンテンツ" presentation:presentation-page-layout-name="Master1-PPL2" draw:id="Slide-2147483064">
        <draw:frame draw:id="id75" draw:style-name="a958" draw:name="テキスト ボックス 1" svg:x="-0.00368in" svg:y="0.00609in" svg:width="4.01752in" svg:height="0.68537in">
          <draw:text-box>
            <text:p text:style-name="a957" text:class-names="" text:cond-style-name=""><text:span text:style-name="a955" text:class-names="">本日議論したいこと</text:span><text:span text:style-name="a956" text:class-names=""/></text:p>
          </draw:text-box>
          <svg:title/>
          <svg:desc/>
        </draw:frame>
        <draw:frame draw:id="id76" draw:style-name="a959" draw:name="図 8" svg:x="1.32728in" svg:y="1.10924in" svg:width="10.67876in" svg:height="5.97751in" style:rel-width="scale" style:rel-height="scale">
          <draw:image xlink:href="media/image1.png" xlink:type="simple" xlink:show="embed" xlink:actuate="onLoad"/>
          <svg:title/>
          <svg:desc/>
        </draw:frame>
        <draw:custom-shape svg:x="5.0084in" svg:y="2.55462in" svg:width="3.31933in" svg:height="1.72269in" draw:id="id77" draw:style-name="a962" draw:name="正方形/長方形 9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965" draw:name="テキスト ボックス 10" svg:x="5.0084in" svg:y="2.15072in" svg:width="4.15687in" svg:height="0.40391in">
          <draw:text-box>
            <text:p text:style-name="a964" text:class-names="" text:cond-style-name=""><text:span text:style-name="a963" text:class-names="">▼詳細をお話しさせていただきたい</text:span></text:p>
          </draw:text-box>
          <svg:title/>
          <svg:desc/>
        </draw:frame>
      </draw:page>
      <draw:page draw:name="Slide2147482786" draw:style-name="a966" draw:master-page-name="Master1-Layout2-obj-タイトルとコンテンツ" presentation:presentation-page-layout-name="Master1-PPL2" draw:id="Slide-2147483041">
        <draw:frame draw:id="id79" draw:style-name="a970" draw:name="テキスト ボックス 6" svg:x="-0.00368in" svg:y="0.00609in" svg:width="11.85021in" svg:height="0.68537in">
          <draw:text-box>
            <text:p text:style-name="a969" text:class-names="" text:cond-style-name=""><text:span text:style-name="a967" text:class-names="">現行業務の情報・運用ルール、セキュリティ、利用環境等</text:span><text:span text:style-name="a968" text:class-names=""/></text:p>
          </draw:text-box>
          <svg:title/>
          <svg:desc/>
        </draw:frame>
        <draw:frame draw:id="id80" draw:style-name="a973" draw:name="テキスト ボックス 7" svg:x="0.71875in" svg:y="1.125in" svg:width="6.95651in" svg:height="0.40391in">
          <draw:text-box>
            <text:p text:style-name="a972" text:class-names="" text:cond-style-name=""><text:span text:style-name="a971" text:class-names="">他社のシステム、オペレーションは弊社からはよくわからない。</text:span></text:p>
          </draw:text-box>
          <svg:title/>
          <svg:desc/>
        </draw:frame>
        <draw:frame draw:id="id81" draw:style-name="a974" draw:name="図 8" svg:x="1.82287in" svg:y="1.93939in" svg:width="10.40188in" svg:height="4.055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983" draw:name="テキスト ボックス 9" svg:x="4.92772in" svg:y="6.4673in" svg:width="1.3134in" svg:height="0.47122in">
          <draw:text-box>
            <text:p text:style-name="a977" text:class-names="" text:cond-style-name=""><text:span text:style-name="a975" text:class-names="">工事記録</text:span><text:span text:style-name="a976" text:class-names=""/></text:p>
            <text:p text:style-name="a982" text:class-names="" text:cond-style-name=""><text:span text:style-name="a978" text:class-names="">(</text:span><text:span text:style-name="a979" text:class-names="">お客様情報含む</text:span><text:span text:style-name="a980" text:class-names="">)</text:span><text:span text:style-name="a981" text:class-names=""/></text:p>
          </draw:text-box>
          <svg:title/>
          <svg:desc/>
        </draw:frame>
        <draw:frame draw:id="id83" draw:style-name="a984" draw:name="図 10" svg:x="4.59737in" svg:y="6.51173in" svg:width="0.40969in" svg:height="0.38237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985" draw:name="図 11" svg:x="3.69385in" svg:y="4.98085in" svg:width="0.39187in" svg:height="0.38697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986" draw:name="図 12" svg:x="2.88885in" svg:y="5.11123in" svg:width="0.56258in" svg:height="0.59383in" style:rel-width="scale" style:rel-height="scale">
          <draw:image xlink:href="media/image5.png" xlink:type="simple" xlink:show="embed" xlink:actuate="onLoad"/>
          <svg:title/>
          <svg:desc/>
        </draw:frame>
        <draw:frame draw:id="id86" draw:style-name="a991" draw:name="テキスト ボックス 13" svg:x="2.54587in" svg:y="5.53531in" svg:width="1.24853in" svg:height="0.30293in">
          <draw:text-box>
            <text:p text:style-name="a990" text:class-names="" text:cond-style-name=""><text:span text:style-name="a987" text:class-names="">プロパ限</text:span><text:span text:style-name="a988" text:class-names="">SPO</text:span><text:span text:style-name="a989" text:class-names=""/></text:p>
          </draw:text-box>
          <svg:title/>
          <svg:desc/>
        </draw:frame>
        <draw:connector draw:type="line" svg:x1="3.93889in" svg:y1="5.40815in" svg:x2="3.45143in" svg:y2="5.40815in" draw:id="id87" draw:style-name="a993" draw:name="直線矢印コネクタ 14">
          <svg:title/>
          <svg:desc/>
        </draw:connector>
        <draw:custom-shape svg:x="3.36592in" svg:y="6.57867in" svg:width="1.14594in" svg:height="0.63087in" draw:id="id88" draw:style-name="a996" draw:name="雲 15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frame draw:id="id89" draw:style-name="a997" draw:name="図 16" svg:x="3.69385in" svg:y="6.524in" svg:width="0.53749in" svg:height="0.56735in" style:rel-width="scale" style:rel-height="scale">
          <draw:image xlink:href="media/image6.png" xlink:type="simple" xlink:show="embed" xlink:actuate="onLoad"/>
          <svg:title/>
          <svg:desc/>
        </draw:frame>
        <draw:frame draw:id="id90" draw:style-name="a998" draw:name="図 17" svg:x="3.62582in" svg:y="6.97918in" svg:width="0.31254in" svg:height="0.29692in" style:rel-width="scale" style:rel-height="scale">
          <draw:image xlink:href="media/image7.png" xlink:type="simple" xlink:show="embed" xlink:actuate="onLoad"/>
          <svg:title/>
          <svg:desc/>
        </draw:frame>
        <draw:frame draw:id="id91" draw:style-name="a999" draw:name="図 18" svg:x="3.9826in" svg:y="6.97918in" svg:width="0.31046in" svg:height="0.28502in" style:rel-width="scale" style:rel-height="scale">
          <draw:image xlink:href="media/image8.png" xlink:type="simple" xlink:show="embed" xlink:actuate="onLoad"/>
          <svg:title/>
          <svg:desc/>
        </draw:frame>
        <draw:custom-shape svg:x="3.17014in" svg:y="5.97141in" svg:width="5.10417in" svg:height="0.5in" draw:id="id92" draw:style-name="a1003" draw:name="フリーフォーム: 図形 19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4667250 457200" draw:enhanced-path="M 4667250 0 L 4667250 457200 0 457200 0 28575 N" draw:text-areas="?f18 ?f20 ?f19 ?f21" draw:glue-points="?f13 ?f14 ?f13 ?f15 ?f16 ?f15 ?f16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67250"/>
            <draw:equation draw:name="f7" draw:formula="?f4 / 457200"/>
            <draw:equation draw:name="f8" draw:formula="4667250 * ?f5 / 4667250"/>
            <draw:equation draw:name="f9" draw:formula="0 * ?f4 / 457200"/>
            <draw:equation draw:name="f10" draw:formula="457200 * ?f4 / 457200"/>
            <draw:equation draw:name="f11" draw:formula="0 * ?f5 / 4667250"/>
            <draw:equation draw:name="f12" draw:formula="28575 * ?f4 / 457200"/>
            <draw:equation draw:name="f13" draw:formula="?f8 / ?f6"/>
            <draw:equation draw:name="f14" draw:formula="?f9 / ?f7"/>
            <draw:equation draw:name="f15" draw:formula="?f10 / ?f7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3" draw:style-name="a1004" draw:name="図 20" svg:x="7.34972in" svg:y="5.97141in" svg:width="1.84917in" svg:height="0.44482in" style:rel-width="scale" style:rel-height="scale">
          <draw:image xlink:href="media/image9.png" xlink:type="simple" xlink:show="embed" xlink:actuate="onLoad"/>
          <svg:title/>
          <svg:desc/>
        </draw:frame>
        <draw:frame draw:id="id94" draw:style-name="a1007" draw:name="テキスト ボックス 21" svg:x="8.92436in" svg:y="5.07792in" svg:width="0.54906in" svg:height="0.40391in">
          <draw:text-box>
            <text:p text:style-name="a1006" text:class-names="" text:cond-style-name=""><text:span text:style-name="a1005" text:class-names="">❓</text:span></text:p>
          </draw:text-box>
          <svg:title/>
          <svg:desc/>
        </draw:frame>
        <draw:frame draw:id="id95" draw:style-name="a1010" draw:name="テキスト ボックス 22" svg:x="5.86675in" svg:y="5.07792in" svg:width="0.54906in" svg:height="0.40391in">
          <draw:text-box>
            <text:p text:style-name="a1009" text:class-names="" text:cond-style-name=""><text:span text:style-name="a1008" text:class-names="">❓</text:span></text:p>
          </draw:text-box>
          <svg:title/>
          <svg:desc/>
        </draw:frame>
        <draw:frame draw:id="id96" draw:style-name="a1020" draw:name="テキスト ボックス 23" svg:x="0.18643in" svg:y="6.04876in" svg:width="2.81346in" svg:height="0.6311in">
          <draw:text-box>
            <text:p text:style-name="a1013" text:class-names="" text:cond-style-name=""><text:span text:style-name="a1011" text:class-names="">✓セキュアな環境内で限られたメンバー</text:span><text:span text:style-name="a1012" text:class-names=""/></text:p>
            <text:p text:style-name="a1016" text:class-names="" text:cond-style-name=""><text:span text:style-name="a1014" text:class-names="">　　のみ閲覧・編集可能</text:span><text:span text:style-name="a1015" text:class-names=""/></text:p>
            <text:p text:style-name="a1019" text:class-names="" text:cond-style-name=""><text:span text:style-name="a1017" text:class-names="">✓</text:span><text:span text:style-name="a1018" text:class-names="">流出防止観点でパスワードを付与</text:span></text:p>
          </draw:text-box>
          <svg:title/>
          <svg:desc/>
        </draw:frame>
        <draw:connector draw:type="line" svg:x1="2.88885in" svg:y1="5.40815in" svg:x2="0.55556in" svg:y2="5.98182in" draw:id="id97" draw:style-name="a1021" draw:name="直線コネクタ 25">
          <svg:title/>
          <svg:desc/>
        </draw:connector>
        <draw:custom-shape svg:x="6.90476in" svg:y="3.60714in" svg:width="2.6627in" svg:height="0.65079in" draw:id="id98" draw:style-name="a1024" draw:name="正方形/長方形 1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1030" draw:name="テキスト ボックス 2" svg:x="0.13546in" svg:y="4.13157in" svg:width="1.94625in" svg:height="0.70684in">
          <draw:text-box>
            <text:p text:style-name="a1027" text:class-names="" text:cond-style-name=""><text:span text:style-name="a1025" text:class-names="">アフター業務の</text:span><text:span text:style-name="a1026" text:class-names=""/></text:p>
            <text:p text:style-name="a1029" text:class-names="" text:cond-style-name=""><text:span text:style-name="a1028" text:class-names="">関係者記載する</text:span></text:p>
          </draw:text-box>
          <svg:title/>
          <svg:desc/>
        </draw:frame>
      </draw:page>
      <draw:page draw:name="Slide2147482815" draw:style-name="a1031" draw:master-page-name="Master1-Layout2-obj-タイトルとコンテンツ" presentation:presentation-page-layout-name="Master1-PPL2" draw:id="Slide-2147483070">
        <draw:custom-shape svg:x="12.80357in" svg:y="0.14464in" svg:width="0.3937in" svg:height="0.3937in" draw:id="id100" draw:style-name="a1034" draw:name="Rectangle 8">
          <svg:title/>
          <svg:desc/>
          <text:p text:style-name="a1033" text:class-names="" text:cond-style-name=""><text:span text:style-name="a1032" text:class-names=""><text:page-number style:num-format="1" text:fixed="false">4</text:page-number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0.68966in" svg:x2="13.33333in" svg:y2="0.68966in" draw:id="id101" draw:style-name="a1035" draw:name="直線コネクタ 4">
          <svg:title/>
          <svg:desc/>
        </draw:connector>
        <draw:frame draw:id="id102" draw:style-name="a1036" draw:name="図 5" svg:x="12.03026in" svg:y="0.16261in" svg:width="0.58169in" svg:height="0.36184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1040" draw:name="テキスト ボックス 6" svg:x="-0.00368in" svg:y="0.00609in" svg:width="6.5244in" svg:height="0.68537in">
          <draw:text-box>
            <text:p text:style-name="a1039" text:class-names="" text:cond-style-name=""><text:span text:style-name="a1037" text:class-names="">商談～工事に関する業務フロー</text:span><text:span text:style-name="a1038" text:class-names=""/></text:p>
          </draw:text-box>
          <svg:title/>
          <svg:desc/>
        </draw:frame>
        <draw:custom-shape svg:x="0in" svg:y="0.76459in" svg:width="13.33333in" svg:height="1.07407in" draw:id="id104" draw:style-name="a1050" draw:name="正方形/長方形 1">
          <svg:title/>
          <svg:desc/>
          <text:p text:style-name="a1049" text:class-names="" text:cond-style-name=""><text:span text:style-name="a1041" text:class-names="">■充電器は「車両とセット」で商談、施工は「お客様</text:span><text:span text:style-name="a1042" text:class-names="">×</text:span><text:span text:style-name="a1043" text:class-names="">施工業者</text:span><text:span text:style-name="a1044" text:class-names="">(</text:span><text:span text:style-name="a1045" text:class-names="">販売店から紹介</text:span><text:span text:style-name="a1046" text:class-names="">)</text:span><text:span text:style-name="a1047" text:class-names="">」で契約</text:span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1051" draw:name="図 8" svg:x="0.57186in" svg:y="1.91179in" svg:width="11.84893in" svg:height="4.97363in" style:rel-width="scale" style:rel-height="scale">
          <draw:image xlink:href="media/image11.png" xlink:type="simple" xlink:show="embed" xlink:actuate="onLoad"/>
          <svg:title/>
          <svg:desc/>
        </draw:frame>
        <draw:custom-shape svg:x="6.84375in" svg:y="4.66667in" svg:width="0.90625in" svg:height="1.44792in" draw:id="id106" draw:style-name="a1054" draw:name="四角形: 角を丸くする 9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1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78125in" svg:y="4.66667in" svg:width="1.63954in" svg:height="1.44792in" draw:id="id107" draw:style-name="a1057" draw:name="四角形: 角を丸くする 10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1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08" draw:style-name="a1061" draw:name="テキスト ボックス 11" svg:x="6.56479in" svg:y="7.03559in" svg:width="1.46416in" svg:height="0.40391in">
          <draw:text-box>
            <text:p text:style-name="a1060" text:class-names="" text:cond-style-name=""><text:span text:style-name="a1058" text:class-names="">工事計画書</text:span><text:span text:style-name="a1059" text:class-names=""/></text:p>
          </draw:text-box>
          <svg:title/>
          <svg:desc/>
        </draw:frame>
        <draw:frame draw:id="id109" draw:style-name="a1065" draw:name="テキスト ボックス 12" svg:x="10.6165in" svg:y="7.03559in" svg:width="1.96904in" svg:height="0.40391in">
          <draw:text-box>
            <text:p text:style-name="a1064" text:class-names="" text:cond-style-name=""><text:span text:style-name="a1062" text:class-names="">工事完了報告書</text:span><text:span text:style-name="a1063" text:class-names=""/></text:p>
          </draw:text-box>
          <svg:title/>
          <svg:desc/>
        </draw:frame>
        <draw:connector draw:type="line" svg:x1="7.30273in" svg:y1="6.11458in" svg:x2="7.30273in" svg:y2="7.03559in" draw:id="id110" draw:style-name="a1067" draw:name="直線矢印コネクタ 13">
          <svg:title/>
          <svg:desc/>
        </draw:connector>
        <draw:connector draw:type="line" svg:x1="11.60102in" svg:y1="6.11458in" svg:x2="11.60102in" svg:y2="7.03559in" draw:id="id111" draw:style-name="a1069" draw:name="直線矢印コネクタ 15">
          <svg:title/>
          <svg:desc/>
        </draw:connector>
        <draw:custom-shape svg:x="6.47917in" svg:y="7.03559in" svg:width="1.66667in" svg:height="0.40391in" draw:id="id112" draw:style-name="a1072" draw:name="四角形: 角を丸くする 16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1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51816in" svg:y="7.03559in" svg:width="2.09379in" svg:height="0.40391in" draw:id="id113" draw:style-name="a1075" draw:name="四角形: 角を丸くする 17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1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0.73958in" svg:y1="6.81034in" svg:x2="12.58554in" svg:y2="6.81034in" draw:id="id114" draw:style-name="a1076" draw:name="直線コネクタ 19">
          <svg:title/>
          <svg:desc/>
        </draw:connector>
        <draw:frame draw:id="id115" draw:style-name="a1080" draw:name="テキスト ボックス 24" svg:x="0.73958in" svg:y="7.03559in" svg:width="1.7166in" svg:height="0.40391in">
          <draw:text-box>
            <text:p text:style-name="a1079" text:class-names="" text:cond-style-name=""><text:span text:style-name="a1077" text:class-names="">工事記録書類</text:span><text:span text:style-name="a1078" text:class-names=""/></text:p>
          </draw:text-box>
          <svg:title/>
          <svg:desc/>
        </draw:frame>
      </draw:page>
      <draw:page draw:name="Slide2147482811" draw:style-name="a1081" draw:master-page-name="Master1-Layout2-obj-タイトルとコンテンツ" presentation:presentation-page-layout-name="Master1-PPL2" draw:id="Slide-2147483066">
        <draw:frame draw:id="id116" draw:style-name="a1085" draw:name="テキスト ボックス 6" svg:x="-0.00368in" svg:y="0.00609in" svg:width="8.95415in" svg:height="0.68537in">
          <draw:text-box>
            <text:p text:style-name="a1084" text:class-names="" text:cond-style-name=""><text:span text:style-name="a1082" text:class-names="">現行業務（工事記録書）に関する困りごと</text:span><text:span text:style-name="a1083" text:class-names=""/></text:p>
          </draw:text-box>
          <svg:title/>
          <svg:desc/>
        </draw:frame>
        <draw:frame draw:id="id117" draw:style-name="a1088" draw:name="テキスト ボックス 1" svg:x="0.76029in" svg:y="3.34054in" svg:width="1.96904in" svg:height="0.40391in">
          <draw:text-box>
            <text:p text:style-name="a1087" text:class-names="" text:cond-style-name=""><text:span text:style-name="a1086" text:class-names="">工事記録書受領</text:span></text:p>
          </draw:text-box>
          <svg:title/>
          <svg:desc/>
        </draw:frame>
        <draw:frame draw:id="id118" draw:style-name="a1091" draw:name="テキスト ボックス 2" svg:x="0.76029in" svg:y="2.36976in" svg:width="2.47393in" svg:height="0.40391in">
          <draw:text-box>
            <text:p text:style-name="a1090" text:class-names="" text:cond-style-name=""><text:span text:style-name="a1089" text:class-names="">工事記録書フォロー</text:span></text:p>
          </draw:text-box>
          <svg:title/>
          <svg:desc/>
        </draw:frame>
        <draw:frame draw:id="id119" draw:style-name="a1094" draw:name="テキスト ボックス 24" svg:x="0.76029in" svg:y="5.28208in" svg:width="1.7166in" svg:height="0.40391in">
          <draw:text-box>
            <text:p text:style-name="a1093" text:class-names="" text:cond-style-name=""><text:span text:style-name="a1092" text:class-names="">工事品質評価</text:span></text:p>
          </draw:text-box>
          <svg:title/>
          <svg:desc/>
        </draw:frame>
        <draw:frame draw:id="id120" draw:style-name="a1097" draw:name="テキスト ボックス 25" svg:x="0.76029in" svg:y="4.31131in" svg:width="1.6307in" svg:height="0.40391in">
          <draw:text-box>
            <text:p text:style-name="a1096" text:class-names="" text:cond-style-name=""><text:span text:style-name="a1095" text:class-names="">フォルダ分け</text:span></text:p>
          </draw:text-box>
          <svg:title/>
          <svg:desc/>
        </draw:frame>
        <draw:frame draw:id="id121" draw:style-name="a1105" draw:name="テキスト ボックス 26" svg:x="0.76029in" svg:y="6.25285in" svg:width="4.42158in" svg:height="0.70684in">
          <draw:text-box>
            <text:p text:style-name="a1100" text:class-names="" text:cond-style-name=""><text:span text:style-name="a1098" text:class-names="">管理台帳メンテナンス</text:span><text:span text:style-name="a1099" text:class-names=""/></text:p>
            <text:p text:style-name="a1104" text:class-names="" text:cond-style-name=""><text:span text:style-name="a1101" text:class-names="">（個人情報・製品</text:span><text:span text:style-name="a1102" text:class-names="">ID</text:span><text:span text:style-name="a1103" text:class-names="">を管理台帳へ転記）</text:span></text:p>
          </draw:text-box>
          <svg:title/>
          <svg:desc/>
        </draw:frame>
        <draw:frame draw:id="id122" draw:style-name="a1108" draw:name="テキスト ボックス 27" svg:x="0.76029in" svg:y="1.39899in" svg:width="1.21172in" svg:height="0.40391in">
          <draw:text-box>
            <text:p text:style-name="a1107" text:class-names="" text:cond-style-name=""><text:span text:style-name="a1106" text:class-names="">工事完了</text:span></text:p>
          </draw:text-box>
          <svg:title/>
          <svg:desc/>
        </draw:frame>
        <draw:connector draw:type="line" svg:x1="1.05273in" svg:y1="1.8029in" svg:x2="1.05273in" svg:y2="2.36976in" draw:id="id123" draw:style-name="a1110" draw:name="直線矢印コネクタ 28">
          <svg:title/>
          <svg:desc/>
        </draw:connector>
        <draw:connector draw:type="line" svg:x1="1.05273in" svg:y1="2.76472in" svg:x2="1.05273in" svg:y2="3.33158in" draw:id="id124" draw:style-name="a1112" draw:name="直線矢印コネクタ 29">
          <svg:title/>
          <svg:desc/>
        </draw:connector>
        <draw:connector draw:type="line" svg:x1="1.05273in" svg:y1="3.74444in" svg:x2="1.05273in" svg:y2="4.31131in" draw:id="id125" draw:style-name="a1114" draw:name="直線矢印コネクタ 30">
          <svg:title/>
          <svg:desc/>
        </draw:connector>
        <draw:connector draw:type="line" svg:x1="1.05273in" svg:y1="4.71521in" svg:x2="1.05273in" svg:y2="5.28208in" draw:id="id126" draw:style-name="a1116" draw:name="直線矢印コネクタ 31">
          <svg:title/>
          <svg:desc/>
        </draw:connector>
        <draw:connector draw:type="line" svg:x1="1.05273in" svg:y1="5.68599in" svg:x2="1.05273in" svg:y2="6.25285in" draw:id="id127" draw:style-name="a1118" draw:name="直線矢印コネクタ 32">
          <svg:title/>
          <svg:desc/>
        </draw:connector>
        <draw:frame draw:id="id128" draw:style-name="a1121" draw:name="テキスト ボックス 33" svg:x="2.2327in" svg:y="1.39899in" svg:width="1.21172in" svg:height="0.40391in">
          <draw:text-box>
            <text:p text:style-name="a1120" text:class-names="" text:cond-style-name=""><text:span text:style-name="a1119" text:class-names="">施工会社</text:span></text:p>
          </draw:text-box>
          <svg:title/>
          <svg:desc/>
        </draw:frame>
        <draw:frame draw:id="id129" draw:style-name="a1127" draw:name="テキスト ボックス 34" svg:x="3.3182in" svg:y="2.36081in" svg:width="3.23125in" svg:height="0.70684in">
          <draw:text-box>
            <text:p text:style-name="a1124" text:class-names="" text:cond-style-name=""><text:span text:style-name="a1122" text:class-names="">トヨタ⇒販売店</text:span><text:span text:style-name="a1123" text:class-names=""/></text:p>
            <text:p text:style-name="a1126" text:class-names="" text:cond-style-name=""><text:span text:style-name="a1125" text:class-names="">⇒施工管理会社⇒施工会社</text:span></text:p>
          </draw:text-box>
          <svg:title/>
          <svg:desc/>
        </draw:frame>
        <draw:frame draw:id="id130" draw:style-name="a1130" draw:name="テキスト ボックス 35" svg:x="2.83856in" svg:y="3.34054in" svg:width="1.85509in" svg:height="0.40391in">
          <draw:text-box>
            <text:p text:style-name="a1129" text:class-names="" text:cond-style-name=""><text:span text:style-name="a1128" text:class-names="">販売店⇒トヨタ</text:span></text:p>
          </draw:text-box>
          <svg:title/>
          <svg:desc/>
        </draw:frame>
        <draw:frame draw:id="id131" draw:style-name="a1133" draw:name="テキスト ボックス 36" svg:x="2.60707in" svg:y="4.32026in" svg:width="0.84533in" svg:height="0.40391in">
          <draw:text-box>
            <text:p text:style-name="a1132" text:class-names="" text:cond-style-name=""><text:span text:style-name="a1131" text:class-names="">トヨタ</text:span></text:p>
          </draw:text-box>
          <svg:title/>
          <svg:desc/>
        </draw:frame>
        <draw:frame draw:id="id132" draw:style-name="a1136" draw:name="テキスト ボックス 37" svg:x="2.51801in" svg:y="5.27993in" svg:width="0.84533in" svg:height="0.40391in">
          <draw:text-box>
            <text:p text:style-name="a1135" text:class-names="" text:cond-style-name=""><text:span text:style-name="a1134" text:class-names="">トヨタ</text:span></text:p>
          </draw:text-box>
          <svg:title/>
          <svg:desc/>
        </draw:frame>
        <draw:frame draw:id="id133" draw:style-name="a1139" draw:name="テキスト ボックス 38" svg:x="4.31008in" svg:y="7.03018in" svg:width="0.84533in" svg:height="0.40391in">
          <draw:text-box>
            <text:p text:style-name="a1138" text:class-names="" text:cond-style-name=""><text:span text:style-name="a1137" text:class-names="">トヨタ</text:span></text:p>
          </draw:text-box>
          <svg:title/>
          <svg:desc/>
        </draw:frame>
        <draw:frame draw:id="id134" draw:style-name="a1149" draw:name="テキスト ボックス 39" svg:x="6.54945in" svg:y="1.31649in" svg:width="5.58737in" svg:height="1.00977in">
          <draw:text-box>
            <text:p text:style-name="a1142" text:class-names="" text:cond-style-name=""><text:span text:style-name="a1140" text:class-names="">・トヨタから見て、工事がいつ終わるかわからない</text:span><text:span text:style-name="a1141" text:class-names=""/></text:p>
            <text:p text:style-name="a1145" text:class-names="" text:cond-style-name=""><text:span text:style-name="a1143" text:class-names="">・工事予定がわからずフォローできない</text:span><text:span text:style-name="a1144" text:class-names=""/></text:p>
            <text:p text:style-name="a1148" text:class-names="" text:cond-style-name=""><text:span text:style-name="a1146" text:class-names="">・受注台数を把握しにくい</text:span><text:span text:style-name="a1147" text:class-names=""/></text:p>
          </draw:text-box>
          <svg:title/>
          <svg:desc/>
        </draw:frame>
        <draw:frame draw:id="id135" draw:style-name="a1155" draw:name="テキスト ボックス 40" svg:x="6.54945in" svg:y="2.36081in" svg:width="3.18567in" svg:height="0.70684in">
          <draw:text-box>
            <text:p text:style-name="a1152" text:class-names="" text:cond-style-name=""><text:span text:style-name="a1150" text:class-names="">・フォローするのがしんどい</text:span><text:span text:style-name="a1151" text:class-names=""/></text:p>
            <text:p text:style-name="a1154" text:class-names="" text:cond-style-name=""><text:span text:style-name="a1153" text:class-names="">・通過する工程が多い</text:span></text:p>
          </draw:text-box>
          <svg:title/>
          <svg:desc/>
        </draw:frame>
        <draw:frame draw:id="id136" draw:style-name="a1160" draw:name="テキスト ボックス 41" svg:x="6.54945in" svg:y="3.34054in" svg:width="6.16763in" svg:height="0.40391in">
          <draw:text-box>
            <text:p text:style-name="a1159" text:class-names="" text:cond-style-name=""><text:span text:style-name="a1156" text:class-names="">・各社からメールや</text:span><text:span text:style-name="a1157" text:class-names="">Teams</text:span><text:span text:style-name="a1158" text:class-names="">上で受領（手段がバラバラ）</text:span></text:p>
          </draw:text-box>
          <svg:title/>
          <svg:desc/>
        </draw:frame>
        <draw:frame draw:id="id137" draw:style-name="a1171" draw:name="テキスト ボックス 42" svg:x="6.54945in" svg:y="4.02788in" svg:width="6.05193in" svg:height="1.00977in">
          <draw:text-box>
            <text:p text:style-name="a1165" text:class-names="" text:cond-style-name=""><text:span text:style-name="a1161" text:class-names="">・共通の</text:span><text:span text:style-name="a1162" text:class-names="">ID</text:span><text:span text:style-name="a1163" text:class-names="">管理ができない為、各施工会社ごとに管理</text:span><text:span text:style-name="a1164" text:class-names=""/></text:p>
            <text:p text:style-name="a1168" text:class-names="" text:cond-style-name=""><text:span text:style-name="a1166" text:class-names="">・各社ごとに管理するのに工数がかかる</text:span><text:span text:style-name="a1167" text:class-names=""/></text:p>
            <text:p text:style-name="a1170" text:class-names="" text:cond-style-name=""><text:span text:style-name="a1169" text:class-names="">・個人情報管理フォルダに移すのがめんどう</text:span></text:p>
          </draw:text-box>
          <svg:title/>
          <svg:desc/>
        </draw:frame>
        <draw:frame draw:id="id138" draw:style-name="a1182" draw:name="テキスト ボックス 43" svg:x="6.54945in" svg:y="5.08013in" svg:width="5.75216in" svg:height="1.00977in">
          <draw:text-box>
            <text:p text:style-name="a1175" text:class-names="" text:cond-style-name=""><text:span text:style-name="a1172" text:class-names="">・各社ごとに書類フォーマット、</text:span><text:span text:style-name="a1173" text:class-names="">記載している内容が</text:span><text:span text:style-name="a1174" text:class-names=""/></text:p>
            <text:p text:style-name="a1179" text:class-names="" text:cond-style-name=""><text:span text:style-name="a1176" text:class-names="">　バラバラで、</text:span><text:span text:style-name="a1177" text:class-names="">品質評価がしにくい。</text:span><text:span text:style-name="a1178" text:class-names=""/></text:p>
            <text:p text:style-name="a1181" text:class-names="" text:cond-style-name=""><text:span text:style-name="a1180" text:class-names="">・市場不具合発生時はすぐにアクセスしたい。</text:span></text:p>
          </draw:text-box>
          <svg:title/>
          <svg:desc/>
        </draw:frame>
        <draw:frame draw:id="id139" draw:style-name="a1198" draw:name="テキスト ボックス 44" svg:x="6.54945in" svg:y="6.25285in" svg:width="6.69706in" svg:height="1.00977in">
          <draw:text-box>
            <text:p text:style-name="a1187" text:class-names="" text:cond-style-name=""><text:span text:style-name="a1183" text:class-names="">・トヨタホームのフォーマットでは</text:span><text:span text:style-name="a1184" text:class-names="">PAD</text:span><text:span text:style-name="a1185" text:class-names="">で転記自動化を</text:span><text:span text:style-name="a1186" text:class-names=""/></text:p>
            <text:p text:style-name="a1193" text:class-names="" text:cond-style-name=""><text:span text:style-name="a1188" text:class-names="">　組んだが</text:span><text:span text:style-name="a1189" text:class-names="">各社フォーマット、</text:span><text:span text:style-name="a1190" text:class-names="">ファイル形式も</text:span><text:span text:style-name="a1191" text:class-names="">バラバラなので</text:span><text:span text:style-name="a1192" text:class-names=""/></text:p>
            <text:p text:style-name="a1197" text:class-names="" text:cond-style-name=""><text:span text:style-name="a1194" text:class-names="">　</text:span><text:span text:style-name="a1195" text:class-names="">苦戦している</text:span><text:span text:style-name="a1196" text:class-names=""/></text:p>
          </draw:text-box>
          <svg:title/>
          <svg:desc/>
        </draw:frame>
        <draw:frame draw:id="id140" draw:style-name="a1202" draw:name="テキスト ボックス 45" svg:x="6.54945in" svg:y="0.88261in" svg:width="1.28535in" svg:height="0.40391in">
          <draw:text-box>
            <text:p text:style-name="a1201" text:class-names="" text:cond-style-name=""><text:span text:style-name="a1199" text:class-names="">困りごと：</text:span><text:span text:style-name="a1200" text:class-names=""/></text:p>
          </draw:text-box>
          <svg:title/>
          <svg:desc/>
        </draw:frame>
        <draw:frame draw:id="id141" draw:style-name="a1206" draw:name="テキスト ボックス 46" svg:x="0.33207in" svg:y="0.88261in" svg:width="1.53954in" svg:height="0.40391in">
          <draw:text-box>
            <text:p text:style-name="a1205" text:class-names="" text:cond-style-name=""><text:span text:style-name="a1203" text:class-names="">現状フロー：</text:span><text:span text:style-name="a1204" text:class-names=""/></text:p>
          </draw:text-box>
          <svg:title/>
          <svg:desc/>
        </draw:frame>
      </draw:page>
      <draw:page draw:name="Slide2147482812" draw:style-name="a1207" draw:master-page-name="Master1-Layout2-obj-タイトルとコンテンツ" presentation:presentation-page-layout-name="Master1-PPL2" draw:id="Slide-2147483067">
        <draw:frame draw:id="id142" draw:style-name="a1211" draw:name="テキスト ボックス 6" svg:x="-0.00368in" svg:y="0.00609in" svg:width="8.95415in" svg:height="0.68537in">
          <draw:text-box>
            <text:p text:style-name="a1210" text:class-names="" text:cond-style-name=""><text:span text:style-name="a1208" text:class-names="">現行業務（市場不具合）に関する困りごと</text:span><text:span text:style-name="a1209" text:class-names=""/></text:p>
          </draw:text-box>
          <svg:title/>
          <svg:desc/>
        </draw:frame>
        <draw:frame draw:id="id143" draw:style-name="a1214" draw:name="テキスト ボックス 1" svg:x="0.76029in" svg:y="3.34054in" svg:width="2.47393in" svg:height="0.40391in">
          <draw:text-box>
            <text:p text:style-name="a1213" text:class-names="" text:cond-style-name=""><text:span text:style-name="a1212" text:class-names="">修理完了報告書提出</text:span></text:p>
          </draw:text-box>
          <svg:title/>
          <svg:desc/>
        </draw:frame>
        <draw:frame draw:id="id144" draw:style-name="a1220" draw:name="テキスト ボックス 2" svg:x="0.76029in" svg:y="2.36976in" svg:width="3.73438in" svg:height="0.40391in">
          <draw:text-box>
            <text:p text:style-name="a1219" text:class-names="" text:cond-style-name=""><text:span text:style-name="a1215" text:class-names="">国内保証システム（</text:span><text:span text:style-name="a1216" text:class-names="">ai21</text:span><text:span text:style-name="a1217" text:class-names="">）に</text:span><text:span text:style-name="a1218" text:class-names="">入力</text:span></text:p>
          </draw:text-box>
          <svg:title/>
          <svg:desc/>
        </draw:frame>
        <draw:frame draw:id="id145" draw:style-name="a1223" draw:name="テキスト ボックス 24" svg:x="0.76029in" svg:y="5.28208in" svg:width="3.21197in" svg:height="0.40391in">
          <draw:text-box>
            <text:p text:style-name="a1222" text:class-names="" text:cond-style-name=""><text:span text:style-name="a1221" text:class-names="">ステータス管理（モノ・情報）</text:span></text:p>
          </draw:text-box>
          <svg:title/>
          <svg:desc/>
        </draw:frame>
        <draw:frame draw:id="id146" draw:style-name="a1226" draw:name="テキスト ボックス 25" svg:x="0.76029in" svg:y="4.31131in" svg:width="1.7166in" svg:height="0.40391in">
          <draw:text-box>
            <text:p text:style-name="a1225" text:class-names="" text:cond-style-name=""><text:span text:style-name="a1224" text:class-names="">不具合品発送</text:span></text:p>
          </draw:text-box>
          <svg:title/>
          <svg:desc/>
        </draw:frame>
        <draw:frame draw:id="id147" draw:style-name="a1229" draw:name="テキスト ボックス 26" svg:x="0.76029in" svg:y="6.25285in" svg:width="2.42309in" svg:height="0.40391in">
          <draw:text-box>
            <text:p text:style-name="a1228" text:class-names="" text:cond-style-name=""><text:span text:style-name="a1227" text:class-names="">停滞工程のフォロー</text:span></text:p>
          </draw:text-box>
          <svg:title/>
          <svg:desc/>
        </draw:frame>
        <draw:frame draw:id="id148" draw:style-name="a1232" draw:name="テキスト ボックス 27" svg:x="0.76029in" svg:y="1.39899in" svg:width="1.46416in" svg:height="0.40391in">
          <draw:text-box>
            <text:p text:style-name="a1231" text:class-names="" text:cond-style-name=""><text:span text:style-name="a1230" text:class-names="">不具合発生</text:span></text:p>
          </draw:text-box>
          <svg:title/>
          <svg:desc/>
        </draw:frame>
        <draw:connector draw:type="line" svg:x1="1.05273in" svg:y1="1.8029in" svg:x2="1.05273in" svg:y2="2.36976in" draw:id="id149" draw:style-name="a1234" draw:name="直線矢印コネクタ 28">
          <svg:title/>
          <svg:desc/>
        </draw:connector>
        <draw:connector draw:type="line" svg:x1="1.05273in" svg:y1="2.76472in" svg:x2="1.05273in" svg:y2="3.33158in" draw:id="id150" draw:style-name="a1236" draw:name="直線矢印コネクタ 29">
          <svg:title/>
          <svg:desc/>
        </draw:connector>
        <draw:connector draw:type="line" svg:x1="1.05273in" svg:y1="3.74444in" svg:x2="1.05273in" svg:y2="4.31131in" draw:id="id151" draw:style-name="a1238" draw:name="直線矢印コネクタ 30">
          <svg:title/>
          <svg:desc/>
        </draw:connector>
        <draw:connector draw:type="line" svg:x1="1.05273in" svg:y1="4.71521in" svg:x2="1.05273in" svg:y2="5.28208in" draw:id="id152" draw:style-name="a1240" draw:name="直線矢印コネクタ 31">
          <svg:title/>
          <svg:desc/>
        </draw:connector>
        <draw:connector draw:type="line" svg:x1="1.05273in" svg:y1="5.68599in" svg:x2="1.05273in" svg:y2="6.25285in" draw:id="id153" draw:style-name="a1242" draw:name="直線矢印コネクタ 32">
          <svg:title/>
          <svg:desc/>
        </draw:connector>
        <draw:frame draw:id="id154" draw:style-name="a1245" draw:name="テキスト ボックス 33" svg:x="2.30667in" svg:y="1.39899in" svg:width="1.85509in" svg:height="0.40391in">
          <draw:text-box>
            <text:p text:style-name="a1244" text:class-names="" text:cond-style-name=""><text:span text:style-name="a1243" text:class-names="">販売店⇒トヨタ</text:span></text:p>
          </draw:text-box>
          <svg:title/>
          <svg:desc/>
        </draw:frame>
        <draw:frame draw:id="id155" draw:style-name="a1248" draw:name="テキスト ボックス 34" svg:x="2.30667in" svg:y="2.81603in" svg:width="2.86486in" svg:height="0.40391in">
          <draw:text-box>
            <text:p text:style-name="a1247" text:class-names="" text:cond-style-name=""><text:span text:style-name="a1246" text:class-names="">販売店⇒トヨタ⇒仕入先</text:span></text:p>
          </draw:text-box>
          <svg:title/>
          <svg:desc/>
        </draw:frame>
        <draw:frame draw:id="id156" draw:style-name="a1254" draw:name="テキスト ボックス 35" svg:x="3.23422in" svg:y="3.37311in" svg:width="3.1173in" svg:height="0.70684in">
          <draw:text-box>
            <text:p text:style-name="a1251" text:class-names="" text:cond-style-name=""><text:span text:style-name="a1249" text:class-names="">施工会社⇒施工管理会社</text:span><text:span text:style-name="a1250" text:class-names=""/></text:p>
            <text:p text:style-name="a1253" text:class-names="" text:cond-style-name=""><text:span text:style-name="a1252" text:class-names="">⇒販売店⇒トヨタ⇒仕入先</text:span></text:p>
          </draw:text-box>
          <svg:title/>
          <svg:desc/>
        </draw:frame>
        <draw:frame draw:id="id157" draw:style-name="a1259" draw:name="テキスト ボックス 36" svg:x="2.54842in" svg:y="4.32026in" svg:width="2.85785in" svg:height="0.40391in">
          <draw:text-box>
            <text:p text:style-name="a1258" text:class-names="" text:cond-style-name=""><text:span text:style-name="a1255" text:class-names="">販売店⇒</text:span><text:span text:style-name="a1256" text:class-names="">WPC</text:span><text:span text:style-name="a1257" text:class-names="">⇒仕入先</text:span></text:p>
          </draw:text-box>
          <svg:title/>
          <svg:desc/>
        </draw:frame>
        <draw:frame draw:id="id158" draw:style-name="a1262" draw:name="テキスト ボックス 37" svg:x="4.07201in" svg:y="5.27993in" svg:width="0.84533in" svg:height="0.40391in">
          <draw:text-box>
            <text:p text:style-name="a1261" text:class-names="" text:cond-style-name=""><text:span text:style-name="a1260" text:class-names="">トヨタ</text:span></text:p>
          </draw:text-box>
          <svg:title/>
          <svg:desc/>
        </draw:frame>
        <draw:frame draw:id="id159" draw:style-name="a1274" draw:name="テキスト ボックス 39" svg:x="6.42547in" svg:y="1.39899in" svg:width="5.90117in" svg:height="1.00977in">
          <draw:text-box>
            <text:p text:style-name="a1265" text:class-names="" text:cond-style-name=""><text:span text:style-name="a1263" text:class-names="">・メール（メーリングリスト）で受領。</text:span><text:span text:style-name="a1264" text:class-names=""/></text:p>
            <text:p text:style-name="a1270" text:class-names="" text:cond-style-name=""><text:span text:style-name="a1266" text:class-names="">（本来、トヨタの市場不具合情報システム</text:span><text:span text:style-name="a1267" text:class-names="">TQ-NET</text:span><text:span text:style-name="a1268" text:class-names="">を</text:span><text:span text:style-name="a1269" text:class-names=""/></text:p>
            <text:p text:style-name="a1273" text:class-names="" text:cond-style-name=""><text:span text:style-name="a1271" text:class-names="">　使いたいが個人情報保護観点で利用不可）</text:span><text:span text:style-name="a1272" text:class-names=""/></text:p>
          </draw:text-box>
          <svg:title/>
          <svg:desc/>
        </draw:frame>
        <draw:frame draw:id="id160" draw:style-name="a1281" draw:name="テキスト ボックス 40" svg:x="6.42547in" svg:y="2.36081in" svg:width="5.30162in" svg:height="0.70684in">
          <draw:text-box>
            <text:p text:style-name="a1277" text:class-names="" text:cond-style-name=""><text:span text:style-name="a1275" text:class-names="">・販売店が入力しないと不具合品が発送できず</text:span><text:span text:style-name="a1276" text:class-names=""/></text:p>
            <text:p text:style-name="a1280" text:class-names="" text:cond-style-name=""><text:span text:style-name="a1278" text:class-names="">　不具合解析に遅れが生じる</text:span><text:span text:style-name="a1279" text:class-names=""/></text:p>
          </draw:text-box>
          <svg:title/>
          <svg:desc/>
        </draw:frame>
        <draw:frame draw:id="id161" draw:style-name="a1288" draw:name="テキスト ボックス 41" svg:x="6.42547in" svg:y="3.34054in" svg:width="6.52175in" svg:height="0.70684in">
          <draw:text-box>
            <text:p text:style-name="a1285" text:class-names="" text:cond-style-name=""><text:span text:style-name="a1282" text:class-names="">・修理完了報告書（不具合情報、状況の詳細）が受領で</text:span><text:span text:style-name="a1283" text:class-names="">きず</text:span><text:span text:style-name="a1284" text:class-names=""/></text:p>
            <text:p text:style-name="a1287" text:class-names="" text:cond-style-name=""><text:span text:style-name="a1286" text:class-names="">　不具合解析に遅れが生じる</text:span></text:p>
          </draw:text-box>
          <svg:title/>
          <svg:desc/>
        </draw:frame>
        <draw:frame draw:id="id162" draw:style-name="a1308" draw:name="テキスト ボックス 43" svg:x="6.42547in" svg:y="5.08013in" svg:width="6.17114in" svg:height="1.61563in">
          <draw:text-box>
            <text:p text:style-name="a1291" text:class-names="" text:cond-style-name=""><text:span text:style-name="a1289" text:class-names="">・モノ・情報を一覧ですぐに見たい</text:span><text:span text:style-name="a1290" text:class-names=""/></text:p>
            <text:p text:style-name="a1295" text:class-names="" text:cond-style-name=""><text:span text:style-name="a1292" text:class-names="">　</text:span><text:span text:style-name="a1293" text:class-names="">（メンテナンスは現状手動で実施）</text:span><text:span text:style-name="a1294" text:class-names=""/></text:p>
            <text:p text:style-name="a1300" text:class-names="" text:cond-style-name=""><text:span text:style-name="a1296" text:class-names="">・情報を一元化したエクセル</text:span><text:span text:style-name="a1297" text:class-names="">1</text:span><text:span text:style-name="a1298" text:class-names="">つで管理したいが</text:span><text:span text:style-name="a1299" text:class-names=""/></text:p>
            <text:p text:style-name="a1303" text:class-names="" text:cond-style-name=""><text:span text:style-name="a1301" text:class-names="">　仕入先と共有する必要あるため複数エクセルで管理。</text:span><text:span text:style-name="a1302" text:class-names=""/></text:p>
            <text:p text:style-name="a1307" text:class-names="" text:cond-style-name=""><text:span text:style-name="a1304" text:class-names="">（</text:span><text:span text:style-name="a1305" text:class-names="">2</text:span><text:span text:style-name="a1306" text:class-names="">重管理で抜けもれ発生リスクあり）</text:span></text:p>
          </draw:text-box>
          <svg:title/>
          <svg:desc/>
        </draw:frame>
        <draw:frame draw:id="id163" draw:style-name="a1312" draw:name="テキスト ボックス 44" svg:x="6.42547in" svg:y="6.71874in" svg:width="6.2623in" svg:height="0.40391in">
          <draw:text-box>
            <text:p text:style-name="a1311" text:class-names="" text:cond-style-name=""><text:span text:style-name="a1309" text:class-names="">・不具合件数、不具合種別でソートをかけて分析したい。</text:span><text:span text:style-name="a1310" text:class-names=""/></text:p>
          </draw:text-box>
          <svg:title/>
          <svg:desc/>
        </draw:frame>
        <draw:frame draw:id="id164" draw:style-name="a1316" draw:name="テキスト ボックス 45" svg:x="6.42547in" svg:y="0.88261in" svg:width="1.28535in" svg:height="0.40391in">
          <draw:text-box>
            <text:p text:style-name="a1315" text:class-names="" text:cond-style-name=""><text:span text:style-name="a1313" text:class-names="">困りごと：</text:span><text:span text:style-name="a1314" text:class-names=""/></text:p>
          </draw:text-box>
          <svg:title/>
          <svg:desc/>
        </draw:frame>
        <draw:frame draw:id="id165" draw:style-name="a1320" draw:name="テキスト ボックス 46" svg:x="0.33207in" svg:y="0.88261in" svg:width="1.53954in" svg:height="0.40391in">
          <draw:text-box>
            <text:p text:style-name="a1319" text:class-names="" text:cond-style-name=""><text:span text:style-name="a1317" text:class-names="">現状フロー：</text:span><text:span text:style-name="a1318" text:class-names=""/></text:p>
          </draw:text-box>
          <svg:title/>
          <svg:desc/>
        </draw:frame>
        <draw:frame draw:id="id166" draw:style-name="a1323" draw:name="テキスト ボックス 7" svg:x="3.23422in" svg:y="6.25285in" svg:width="0.84533in" svg:height="0.40391in">
          <draw:text-box>
            <text:p text:style-name="a1322" text:class-names="" text:cond-style-name=""><text:span text:style-name="a1321" text:class-names="">トヨタ</text:span></text:p>
          </draw:text-box>
          <svg:title/>
          <svg:desc/>
        </draw:frame>
        <draw:frame draw:id="id167" draw:style-name="a1330" draw:name="テキスト ボックス 8" svg:x="6.42547in" svg:y="4.29181in" svg:width="6.12731in" svg:height="0.40391in">
          <draw:text-box>
            <text:p text:style-name="a1329" text:class-names="" text:cond-style-name=""><text:span text:style-name="a1324" text:class-names="">・不具合品追跡がしにくい。</text:span><text:span text:style-name="a1325" text:class-names="">1</text:span><text:span text:style-name="a1326" text:class-names="">件</text:span><text:span text:style-name="a1327" text:class-names="">1</text:span><text:span text:style-name="a1328" text:class-names="">件検索する必要ある。</text:span></text:p>
          </draw:text-box>
          <svg:title/>
          <svg:desc/>
        </draw:frame>
      </draw:page>
      <draw:page draw:name="Slide2147482816" draw:style-name="a1331" draw:master-page-name="Master1-Layout2-obj-タイトルとコンテンツ" presentation:presentation-page-layout-name="Master1-PPL2" draw:id="Slide-2147483071">
        <draw:frame draw:id="id168" draw:style-name="a1336" draw:name="テキスト ボックス 6" svg:x="-0.00368in" svg:y="0.00609in" svg:width="7.52631in" svg:height="0.68537in">
          <draw:text-box>
            <text:p text:style-name="a1335" text:class-names="" text:cond-style-name=""><text:span text:style-name="a1332" text:class-names="">Appendix</text:span><text:span text:style-name="a1333" text:class-names="">：システム開発の審査</text:span><text:span text:style-name="a1334" text:class-names="">LT</text:span></text:p>
          </draw:text-box>
          <svg:title/>
          <svg:desc/>
        </draw:frame>
        <draw:frame draw:id="id169" draw:style-name="a1337" draw:name="図 3" svg:x="1.68033in" svg:y="0.85255in" svg:width="9.97267in" svg:height="6.02124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147482817" draw:style-name="a1338" draw:master-page-name="Master1-Layout2-obj-タイトルとコンテンツ" presentation:presentation-page-layout-name="Master1-PPL2" draw:id="Slide-2147483072">
        <draw:frame draw:id="id170" draw:style-name="a1343" draw:name="テキスト ボックス 6" svg:x="-0.00368in" svg:y="0.00609in" svg:width="7.52631in" svg:height="0.68537in">
          <draw:text-box>
            <text:p text:style-name="a1342" text:class-names="" text:cond-style-name=""><text:span text:style-name="a1339" text:class-names="">Appendix</text:span><text:span text:style-name="a1340" text:class-names="">：システム開発の審査</text:span><text:span text:style-name="a1341" text:class-names="">LT</text:span></text:p>
          </draw:text-box>
          <svg:title/>
          <svg:desc/>
        </draw:frame>
        <draw:frame draw:id="id171" draw:style-name="a1344" draw:name="図 2" svg:x="0.75075in" svg:y="0.8331in" svg:width="5.54342in" svg:height="3.46831in" style:rel-width="scale" style:rel-height="scale">
          <draw:image xlink:href="media/image13.png" xlink:type="simple" xlink:show="embed" xlink:actuate="onLoad"/>
          <svg:title/>
          <svg:desc/>
        </draw:frame>
        <draw:frame draw:id="id172" draw:style-name="a1345" draw:name="図 5" svg:x="6.66667in" svg:y="1.1322in" svg:width="6.23836in" svg:height="2.57058in" style:rel-width="scale" style:rel-height="scale">
          <draw:image xlink:href="media/image14.png" xlink:type="simple" xlink:show="embed" xlink:actuate="onLoad"/>
          <svg:title/>
          <svg:desc/>
        </draw:frame>
        <draw:frame draw:id="id173" draw:style-name="a1346" draw:name="図 8" svg:x="6.76067in" svg:y="3.79722in" svg:width="6.05035in" svg:height="3.65595in" style:rel-width="scale" style:rel-height="scale">
          <draw:image xlink:href="media/image15.png" xlink:type="simple" xlink:show="embed" xlink:actuate="onLoad"/>
          <svg:title/>
          <svg:desc/>
        </draw:frame>
        <draw:frame draw:id="id174" draw:style-name="a1347" draw:name="図 10" svg:x="0.75075in" svg:y="4.2573in" svg:width="5.22147in" svg:height="3.2366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147482814" draw:style-name="a1348" draw:master-page-name="Master1-Layout7-blank-白紙" presentation:presentation-page-layout-name="Master1-PPL7" draw:id="Slide-2147483069">
        <draw:frame draw:id="id175" draw:style-name="a1352" draw:name="テキスト ボックス 4" svg:x="5.72846in" svg:y="3.51502in" svg:width="1.16878in" svg:height="0.68537in">
          <draw:text-box>
            <text:p text:style-name="a1351" text:class-names="" text:cond-style-name=""><text:span text:style-name="a1349" text:class-names="">以上</text:span><text:span text:style-name="a135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925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920">
      <style:table-cell-properties fo:background-color="#cfd5ea"/>
    </style:style>
    <style:style style:family="table-cell" style:name="a9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9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7">
      <style:table-cell-properties/>
    </style:style>
    <style:style style:family="table-cell" style:name="a918">
      <style:table-cell-properties fo:background-color="#cfd5ea"/>
    </style:style>
    <style:style style:family="table-cell" style:name="a9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9">
      <style:table-cell-properties/>
    </style:style>
    <style:style style:family="table-cell" style:name="a9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239" svg:viewBox="0 0 20 30" svg:d="m10 0-10 30h20z"/>
    <draw:marker draw:name="a1109" svg:viewBox="0 0 20 30" svg:d="m10 0-10 30h20z"/>
    <draw:marker draw:name="a1115" svg:viewBox="0 0 20 30" svg:d="m10 0-10 30h20z"/>
    <draw:marker draw:name="a992" svg:viewBox="0 0 20 30" svg:d="m10 0-10 30h20z"/>
    <draw:marker draw:name="a1117" svg:viewBox="0 0 20 30" svg:d="m10 0-10 30h20z"/>
    <draw:marker draw:name="a1066" svg:viewBox="0 0 20 30" svg:d="m10 0-10 30h20z"/>
    <draw:marker draw:name="a1002" svg:viewBox="0 0 20 30" svg:d="m10 0-10 30h20z"/>
    <draw:marker draw:name="a1068" svg:viewBox="0 0 20 30" svg:d="m10 0-10 30h20z"/>
    <draw:marker draw:name="a1233" svg:viewBox="0 0 20 30" svg:d="m10 0-10 30h20z"/>
    <draw:marker draw:name="a1235" svg:viewBox="0 0 20 30" svg:d="m10 0-10 30h20z"/>
    <draw:marker draw:name="a1241" svg:viewBox="0 0 20 30" svg:d="m10 0-10 30h20z"/>
    <draw:marker draw:name="a1111" svg:viewBox="0 0 20 30" svg:d="m10 0-10 30h20z"/>
    <draw:marker draw:name="a1237" svg:viewBox="0 0 20 30" svg:d="m10 0-10 30h20z"/>
    <draw:marker draw:name="a1113" svg:viewBox="0 0 20 30" svg:d="m10 0-10 30h20z"/>
    <table:table-template table:name="{5C22544A-7EE6-4342-B048-85BDC9FD1C3A}">
      <table:first-row table:style-name="a921" table:paragraph-style-name=""/>
      <table:last-row table:style-name="a922" table:paragraph-style-name=""/>
      <table:first-column table:style-name="a923" table:paragraph-style-name=""/>
      <table:last-column table:style-name="a924" table:paragraph-style-name=""/>
      <table:body table:style-name="a916" table:paragraph-style-name=""/>
      <table:even-rows table:style-name="a919" table:paragraph-style-name=""/>
      <table:odd-rows table:style-name="a920" table:paragraph-style-name=""/>
      <table:even-columns table:style-name="a917" table:paragraph-style-name=""/>
      <table:odd-columns table:style-name="a918" table:paragraph-style-name=""/>
    </table:table-template>
    <table:table-template table:name="{5940675A-B579-460E-94D1-54222C63F5DA}">
      <table:body table:style-name="a92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none" draw:stroke="solid" svg:stroke-width="0.03472in" svg:stroke-color="#404040" svg:stroke-opacity="100%" draw:stroke-linejoin="miter" svg:stroke-linecap="butt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iryo UI" style:font-family-asian="Meiryo UI" style:font-family-generic="moder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no-wrap" fo:padding-top="0.03937in" fo:padding-bottom="0.03937in" fo:padding-left="0.03937in" fo:padding-right="0.03937in" draw:textarea-vertical-align="middle" draw:textarea-horizontal-align="center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draw:fill="none" draw:stroke="solid" svg:stroke-width="0.01042in" svg:stroke-color="#40404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6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0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8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3" draw:name="タイトル プレースホルダー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マスター タイトルの書式設定</text:span></text:p>
        </draw:text-box>
        <svg:title/>
        <svg:desc/>
      </draw:frame>
      <draw:frame draw:id="id1" presentation:style-name="a27" draw:name="テキスト プレースホルダー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text:s text:c="1"/></text:span><text:span text:style-name="a8" text:class-names=""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text:s text:c="1"/></text:span><text:span text:style-name="a13" text:class-names=""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text:s text:c="1"/></text:span><text:span text:style-name="a18" text:class-names=""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2" text:class-names="">第<text:s text:c="1"/></text:span><text:span text:style-name="a23" text:class-names="">5<text:s text:c="1"/></text:span><text:span text:style-name="a2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2" draw:name="日付プレースホルダー 3" svg:x="0.91667in" svg:y="6.95139in" svg:width="3in" svg:height="0.39931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2026/1/21</text:date></text:span><text:span text:style-name="a30" text:class-names=""/></text:p>
        </draw:text-box>
        <svg:title/>
        <svg:desc/>
      </draw:frame>
      <draw:frame draw:id="id3" presentation:style-name="a35" draw:name="フッター プレースホルダー 4" svg:x="4.41667in" svg:y="6.95139in" svg:width="4.5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draw:custom-shape svg:x="12.80357in" svg:y="0.14464in" svg:width="0.3937in" svg:height="0.3937in" draw:id="id5" draw:style-name="a42" draw:name="Rectangle 8">
        <svg:title/>
        <svg:desc/>
        <text:p text:style-name="a41" text:class-names="" text:cond-style-name=""><text:span text:style-name="a40" text:class-names=""><text:page-number style:num-format="1" text:fixed="false">‹#›</text:page-number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43" draw:name="図 7" svg:x="12.03026in" svg:y="0.16261in" svg:width="0.58169in" svg:height="0.36184in" style:rel-width="scale" style:rel-height="scale">
        <draw:image xlink:href="media/image10.png" xlink:type="simple" xlink:show="embed" xlink:actuate="onLoad"/>
        <svg:title/>
        <svg:desc/>
      </draw:frame>
      <presentation:notes style:page-layout-name="pageLayout2" draw:style-name="a83">
        <draw:frame draw:id="id7" presentation:style-name="a46" draw:name="ヘッダー プレースホルダー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8" presentation:style-name="a51" draw:name="日付プレースホルダー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2026/1/20</text:date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2" draw:name="スライド イメージ プレースホルダー 3">
          <svg:title/>
          <svg:desc/>
        </draw:page-thumbnail>
        <draw:frame draw:id="id10" presentation:style-name="a75" draw:name="ノート プレースホルダー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マスター テキストの書式設定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5" text:class-names="">第<text:s text:c="1"/></text:span><text:span text:style-name="a56" text:class-names="">2<text:s text:c="1"/></text:span><text:span text:style-name="a57" text:class-names="">レベル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0" text:class-names="">第<text:s text:c="1"/></text:span><text:span text:style-name="a61" text:class-names="">3<text:s text:c="1"/></text:span><text:span text:style-name="a6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5" text:class-names="">第<text:s text:c="1"/></text:span><text:span text:style-name="a66" text:class-names="">4<text:s text:c="1"/></text:span><text:span text:style-name="a6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0" text:class-names="">第<text:s text:c="1"/></text:span><text:span text:style-name="a71" text:class-names="">5<text:s text:c="1"/></text:span><text:span text:style-name="a7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8" draw:name="フッター プレースホルダー 5" svg:x="0in" svg:y="9.49826in" svg:width="3.25in" svg:height="0.50174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2" presentation:style-name="a82" draw:name="スライド番号プレースホルダー 6" svg:x="4.24826in" svg:y="9.49826in" svg:width="3.25in" svg:height="0.50174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84">
      <draw:frame draw:id="id13" draw:layer="Master1-bg" presentation:style-name="a87" draw:name="タイトル 1" svg:x="1.66667in" svg:y="1.22743in" svg:width="10in" svg:height="2.61111in" presentation:class="title" presentation:placeholder="false">
        <draw:text-box>
          <text:p text:style-name="a86" text:class-names="" text:cond-style-name=""><text:span text:style-name="a85" text:class-names="">マスター タイトルの書式設定</text:span></text:p>
        </draw:text-box>
        <svg:title/>
        <svg:desc/>
      </draw:frame>
      <draw:frame draw:id="id14" draw:layer="Master1-bg" presentation:style-name="a90" draw:name="字幕 2" svg:x="1.66667in" svg:y="3.93924in" svg:width="10in" svg:height="1.81076in" presentation:class="subtitle" presentation:placeholder="false">
        <draw:text-box>
          <text:p text:style-name="a89" text:class-names="" text:cond-style-name=""><text:span text:style-name="a88" text:class-names="">マスター サブタイトルの書式設定</text:span></text:p>
        </draw:text-box>
        <svg:title/>
        <svg:desc/>
      </draw:frame>
      <draw:frame draw:id="id15" presentation:style-name="a95" draw:name="日付プレースホルダー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6/1/21</text:date></text:span><text:span text:style-name="a93" text:class-names=""/></text:p>
        </draw:text-box>
        <svg:title/>
        <svg:desc/>
      </draw:frame>
      <draw:frame draw:id="id16" presentation:style-name="a98" draw:name="フッター プレースホルダー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7" presentation:style-name="a102" draw:name="スライド番号プレースホルダー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  <presentation:notes style:page-layout-name="pageLayout2" draw:style-name="a142">
        <draw:frame draw:id="id7" presentation:style-name="a105" draw:name="ヘッダー プレースホルダー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8" presentation:style-name="a110" draw:name="日付プレースホルダー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2026/1/20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11" draw:name="スライド イメージ プレースホルダー 3">
          <svg:title/>
          <svg:desc/>
        </draw:page-thumbnail>
        <draw:frame draw:id="id10" presentation:style-name="a134" draw:name="ノート プレースホルダー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マスター テキストの書式設定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4" text:class-names="">第<text:s text:c="1"/></text:span><text:span text:style-name="a115" text:class-names="">2<text:s text:c="1"/></text:span><text:span text:style-name="a116" text:class-names="">レベル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19" text:class-names="">第<text:s text:c="1"/></text:span><text:span text:style-name="a120" text:class-names="">3<text:s text:c="1"/></text:span><text:span text:style-name="a12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4" text:class-names="">第<text:s text:c="1"/></text:span><text:span text:style-name="a125" text:class-names="">4<text:s text:c="1"/></text:span><text:span text:style-name="a12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29" text:class-names="">第<text:s text:c="1"/></text:span><text:span text:style-name="a130" text:class-names="">5<text:s text:c="1"/></text:span><text:span text:style-name="a13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37" draw:name="フッター プレースホルダー 5" svg:x="0in" svg:y="9.49826in" svg:width="3.25in" svg:height="0.501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2" presentation:style-name="a141" draw:name="スライド番号プレースホルダー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8" text:class-names=""><text:page-number style:num-format="1" text:fixed="false">‹#›</text:page-number></text:span><text:span text:style-name="a139" text:class-names=""/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143">
      <draw:frame draw:id="id18" draw:layer="Master1-bg" presentation:style-name="a146" draw:name="タイトル 1" svg:x="0.91667in" svg:y="0.39931in" svg:width="11.5in" svg:height="1.44965in" presentation:class="title" presentation:placeholder="false">
        <draw:text-box>
          <text:p text:style-name="a145" text:class-names="" text:cond-style-name=""><text:span text:style-name="a144" text:class-names="">マスター タイトルの書式設定</text:span></text:p>
        </draw:text-box>
        <svg:title/>
        <svg:desc/>
      </draw:frame>
      <draw:frame draw:id="id19" draw:layer="Master1-bg" presentation:style-name="a170" draw:name="コンテンツ プレースホルダー 2" svg:x="0.91667in" svg:y="1.99653in" svg:width="11.5in" svg:height="4.7586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マスター テキストの書式設定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0" text:class-names="">第<text:s text:c="1"/></text:span><text:span text:style-name="a151" text:class-names="">2<text:s text:c="1"/></text:span><text:span text:style-name="a152" text:class-names="">レベル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5" text:class-names="">第<text:s text:c="1"/></text:span><text:span text:style-name="a156" text:class-names="">3<text:s text:c="1"/></text:span><text:span text:style-name="a157" text:class-names="">レベル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0" text:class-names="">第<text:s text:c="1"/></text:span><text:span text:style-name="a161" text:class-names="">4<text:s text:c="1"/></text:span><text:span text:style-name="a1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5" text:class-names="">第<text:s text:c="1"/></text:span><text:span text:style-name="a166" text:class-names="">5<text:s text:c="1"/></text:span><text:span text:style-name="a16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5" draw:name="日付プレースホルダー 3" svg:x="0.91667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2026/1/21</text:date></text:span><text:span text:style-name="a173" text:class-names=""/></text:p>
        </draw:text-box>
        <svg:title/>
        <svg:desc/>
      </draw:frame>
      <draw:frame draw:id="id21" presentation:style-name="a178" draw:name="フッター プレースホルダー 4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22" presentation:style-name="a182" draw:name="スライド番号プレースホルダー 5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  <draw:connector draw:type="line" svg:x1="0in" svg:y1="0.68966in" svg:x2="13.33333in" svg:y2="0.68966in" draw:id="id23" draw:style-name="a183" draw:name="直線コネクタ 6">
        <svg:title/>
        <svg:desc/>
      </draw:connector>
      <presentation:notes style:page-layout-name="pageLayout2" draw:style-name="a223">
        <draw:frame draw:id="id7" presentation:style-name="a186" draw:name="ヘッダー プレースホルダー 1" svg:x="0in" svg:y="0in" svg:width="3.25in" svg:height="0.50174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8" presentation:style-name="a191" draw:name="日付プレースホルダー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2026/1/20</text:date></text:span><text:span text:style-name="a18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92" draw:name="スライド イメージ プレースホルダー 3">
          <svg:title/>
          <svg:desc/>
        </draw:page-thumbnail>
        <draw:frame draw:id="id10" presentation:style-name="a215" draw:name="ノート プレースホルダー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マスター テキストの書式設定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5" text:class-names="">第<text:s text:c="1"/></text:span><text:span text:style-name="a196" text:class-names="">2<text:s text:c="1"/></text:span><text:span text:style-name="a197" text:class-names="">レベル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0" text:class-names="">第<text:s text:c="1"/></text:span><text:span text:style-name="a201" text:class-names="">3<text:s text:c="1"/></text:span><text:span text:style-name="a2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5" text:class-names="">第<text:s text:c="1"/></text:span><text:span text:style-name="a206" text:class-names="">4<text:s text:c="1"/></text:span><text:span text:style-name="a2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0" text:class-names="">第<text:s text:c="1"/></text:span><text:span text:style-name="a211" text:class-names="">5<text:s text:c="1"/></text:span><text:span text:style-name="a2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18" draw:name="フッター プレースホルダー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2" presentation:style-name="a222" draw:name="スライド番号プレースホルダー 6" svg:x="4.24826in" svg:y="9.49826in" svg:width="3.25in" svg:height="0.50174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24">
      <draw:frame draw:id="id24" draw:layer="Master1-bg" presentation:style-name="a227" draw:name="タイトル 1" svg:x="0.90972in" svg:y="1.86979in" svg:width="11.5in" svg:height="3.11979in" presentation:class="title" presentation:placeholder="false">
        <draw:text-box>
          <text:p text:style-name="a226" text:class-names="" text:cond-style-name=""><text:span text:style-name="a225" text:class-names="">マスター タイトルの書式設定</text:span></text:p>
        </draw:text-box>
        <svg:title/>
        <svg:desc/>
      </draw:frame>
      <draw:frame draw:id="id25" draw:layer="Master1-bg" presentation:style-name="a231" draw:name="テキスト プレースホルダー 2" svg:x="0.90972in" svg:y="5.0191in" svg:width="11.5in" svg:height="1.64062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マスター テキストの書式設定</text:span></text:p>
            </text:list-item>
          </text:list>
        </draw:text-box>
        <svg:title/>
        <svg:desc/>
      </draw:frame>
      <draw:frame draw:id="id26" presentation:style-name="a236" draw:name="日付プレースホルダー 3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2026/1/21</text:date></text:span><text:span text:style-name="a234" text:class-names=""/></text:p>
        </draw:text-box>
        <svg:title/>
        <svg:desc/>
      </draw:frame>
      <draw:frame draw:id="id27" presentation:style-name="a239" draw:name="フッター プレースホルダー 4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28" presentation:style-name="a243" draw:name="スライド番号プレースホルダー 5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</draw:text-box>
        <svg:title/>
        <svg:desc/>
      </draw:frame>
      <presentation:notes style:page-layout-name="pageLayout2" draw:style-name="a283">
        <draw:frame draw:id="id7" presentation:style-name="a246" draw:name="ヘッダー プレースホルダー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8" presentation:style-name="a251" draw:name="日付プレースホルダー 2" svg:x="4.24826in" svg:y="0in" svg:width="3.25in" svg:height="0.50174in" presentation:class="date-time" presentation:placeholder="false">
          <draw:text-box>
            <text:p text:style-name="a250" text:class-names="" text:cond-style-name=""><text:span text:style-name="a247" text:class-names=""><text:date text:fixed="false" style:data-style-name="a248">2026/1/20</text:date></text:span><text:span text:style-name="a24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52" draw:name="スライド イメージ プレースホルダー 3">
          <svg:title/>
          <svg:desc/>
        </draw:page-thumbnail>
        <draw:frame draw:id="id10" presentation:style-name="a275" draw:name="ノート プレースホルダー 4" svg:x="0.75in" svg:y="4.8125in" svg:width="6in" svg:height="3.9375in" presentation:class="notes" presentation:placeholder="false">
          <draw:text-box>
            <text:p text:style-name="a254" text:class-names="" text:cond-style-name=""><text:span text:style-name="a253" text:class-names="">マスター テキストの書式設定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5" text:class-names="">第<text:s text:c="1"/></text:span><text:span text:style-name="a256" text:class-names="">2<text:s text:c="1"/></text:span><text:span text:style-name="a257" text:class-names="">レベル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0" text:class-names="">第<text:s text:c="1"/></text:span><text:span text:style-name="a261" text:class-names="">3<text:s text:c="1"/></text:span><text:span text:style-name="a26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5" text:class-names="">第<text:s text:c="1"/></text:span><text:span text:style-name="a266" text:class-names="">4<text:s text:c="1"/></text:span><text:span text:style-name="a26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0" text:class-names="">第<text:s text:c="1"/></text:span><text:span text:style-name="a271" text:class-names="">5<text:s text:c="1"/></text:span><text:span text:style-name="a27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78" draw:name="フッター プレースホルダー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2" presentation:style-name="a282" draw:name="スライド番号プレースホルダー 6" svg:x="4.24826in" svg:y="9.49826in" svg:width="3.25in" svg:height="0.50174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284">
      <draw:frame draw:id="id29" draw:layer="Master1-bg" presentation:style-name="a287" draw:name="タイトル 1" svg:x="0.91667in" svg:y="0.39931in" svg:width="11.5in" svg:height="1.44965in" presentation:class="title" presentation:placeholder="false">
        <draw:text-box>
          <text:p text:style-name="a286" text:class-names="" text:cond-style-name=""><text:span text:style-name="a285" text:class-names="">マスター タイトルの書式設定</text:span></text:p>
        </draw:text-box>
        <svg:title/>
        <svg:desc/>
      </draw:frame>
      <draw:frame draw:id="id30" draw:layer="Master1-bg" presentation:style-name="a311" draw:name="コンテンツ プレースホルダー 2" svg:x="0.91667in" svg:y="1.99653in" svg:width="5.66667in" svg:height="4.75868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マスター テキストの書式設定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1" text:class-names="">第<text:s text:c="1"/></text:span><text:span text:style-name="a292" text:class-names="">2<text:s text:c="1"/></text:span><text:span text:style-name="a293" text:class-names="">レベル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6" text:class-names="">第<text:s text:c="1"/></text:span><text:span text:style-name="a297" text:class-names="">3<text:s text:c="1"/></text:span><text:span text:style-name="a298" text:class-names="">レベル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1" text:class-names="">第<text:s text:c="1"/></text:span><text:span text:style-name="a302" text:class-names="">4<text:s text:c="1"/></text:span><text:span text:style-name="a30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6" text:class-names="">第<text:s text:c="1"/></text:span><text:span text:style-name="a307" text:class-names="">5<text:s text:c="1"/></text:span><text:span text:style-name="a308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35" draw:name="コンテンツ プレースホルダー 3" svg:x="6.75in" svg:y="1.99653in" svg:width="5.66667in" svg:height="4.75868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マスター テキストの書式設定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5" text:class-names="">第<text:s text:c="1"/></text:span><text:span text:style-name="a316" text:class-names="">2<text:s text:c="1"/></text:span><text:span text:style-name="a317" text:class-names="">レベル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0" text:class-names="">第<text:s text:c="1"/></text:span><text:span text:style-name="a321" text:class-names="">3<text:s text:c="1"/></text:span><text:span text:style-name="a322" text:class-names="">レベル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5" text:class-names="">第<text:s text:c="1"/></text:span><text:span text:style-name="a326" text:class-names="">4<text:s text:c="1"/></text:span><text:span text:style-name="a32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0" text:class-names="">第<text:s text:c="1"/></text:span><text:span text:style-name="a331" text:class-names="">5<text:s text:c="1"/></text:span><text:span text:style-name="a332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40" draw:name="日付プレースホルダー 4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6" text:class-names=""><text:date text:fixed="false" style:data-style-name="a337">2026/1/21</text:date></text:span><text:span text:style-name="a338" text:class-names=""/></text:p>
        </draw:text-box>
        <svg:title/>
        <svg:desc/>
      </draw:frame>
      <draw:frame draw:id="id33" presentation:style-name="a343" draw:name="フッター プレースホルダー 5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4" presentation:style-name="a347" draw:name="スライド番号プレースホルダー 6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>‹#›</text:page-number></text:span><text:span text:style-name="a345" text:class-names=""/></text:p>
        </draw:text-box>
        <svg:title/>
        <svg:desc/>
      </draw:frame>
      <presentation:notes style:page-layout-name="pageLayout2" draw:style-name="a387">
        <draw:frame draw:id="id7" presentation:style-name="a350" draw:name="ヘッダー プレースホルダー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8" presentation:style-name="a355" draw:name="日付プレースホルダー 2" svg:x="4.24826in" svg:y="0in" svg:width="3.25in" svg:height="0.50174in" presentation:class="date-time" presentation:placeholder="false">
          <draw:text-box>
            <text:p text:style-name="a354" text:class-names="" text:cond-style-name=""><text:span text:style-name="a351" text:class-names=""><text:date text:fixed="false" style:data-style-name="a352">2026/1/20</text:date></text:span><text:span text:style-name="a35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56" draw:name="スライド イメージ プレースホルダー 3">
          <svg:title/>
          <svg:desc/>
        </draw:page-thumbnail>
        <draw:frame draw:id="id10" presentation:style-name="a379" draw:name="ノート プレースホルダー 4" svg:x="0.75in" svg:y="4.8125in" svg:width="6in" svg:height="3.9375in" presentation:class="notes" presentation:placeholder="false">
          <draw:text-box>
            <text:p text:style-name="a358" text:class-names="" text:cond-style-name=""><text:span text:style-name="a357" text:class-names="">マスター テキストの書式設定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59" text:class-names="">第<text:s text:c="1"/></text:span><text:span text:style-name="a360" text:class-names="">2<text:s text:c="1"/></text:span><text:span text:style-name="a361" text:class-names="">レベル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p text:style-name="a367" text:class-names="" text:cond-style-name=""><text:span text:style-name="a364" text:class-names="">第<text:s text:c="1"/></text:span><text:span text:style-name="a365" text:class-names="">3<text:s text:c="1"/></text:span><text:span text:style-name="a36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69" text:class-names="">第<text:s text:c="1"/></text:span><text:span text:style-name="a370" text:class-names="">4<text:s text:c="1"/></text:span><text:span text:style-name="a37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4" text:class-names="">第<text:s text:c="1"/></text:span><text:span text:style-name="a375" text:class-names="">5<text:s text:c="1"/></text:span><text:span text:style-name="a37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2" draw:name="フッター プレースホルダー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2" presentation:style-name="a386" draw:name="スライド番号プレースホルダー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388">
      <draw:frame draw:id="id35" draw:layer="Master1-bg" presentation:style-name="a391" draw:name="タイトル 1" svg:x="0.9184in" svg:y="0.39931in" svg:width="11.5in" svg:height="1.44965in" presentation:class="title" presentation:placeholder="false">
        <draw:text-box>
          <text:p text:style-name="a390" text:class-names="" text:cond-style-name=""><text:span text:style-name="a389" text:class-names="">マスター タイトルの書式設定</text:span></text:p>
        </draw:text-box>
        <svg:title/>
        <svg:desc/>
      </draw:frame>
      <draw:frame draw:id="id36" draw:layer="Master1-bg" presentation:style-name="a395" draw:name="テキスト プレースホルダー 2" svg:x="0.9184in" svg:y="1.83854in" svg:width="5.64062in" svg:height="0.90104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マスター テキストの書式設定</text:span></text:p>
            </text:list-item>
          </text:list>
        </draw:text-box>
        <svg:title/>
        <svg:desc/>
      </draw:frame>
      <draw:frame draw:id="id37" presentation:style-name="a419" draw:name="コンテンツ プレースホルダー 3" svg:x="0.9184in" svg:y="2.73958in" svg:width="5.64062in" svg:height="4.02951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マスター テキストの書式設定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399" text:class-names="">第<text:s text:c="1"/></text:span><text:span text:style-name="a400" text:class-names="">2<text:s text:c="1"/></text:span><text:span text:style-name="a401" text:class-names="">レベル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4" text:class-names="">第<text:s text:c="1"/></text:span><text:span text:style-name="a405" text:class-names="">3<text:s text:c="1"/></text:span><text:span text:style-name="a406" text:class-names="">レベル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09" text:class-names="">第<text:s text:c="1"/></text:span><text:span text:style-name="a410" text:class-names="">4<text:s text:c="1"/></text:span><text:span text:style-name="a41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4" text:class-names="">第<text:s text:c="1"/></text:span><text:span text:style-name="a415" text:class-names="">5<text:s text:c="1"/></text:span><text:span text:style-name="a416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423" draw:name="テキスト プレースホルダー 4" svg:x="6.75in" svg:y="1.83854in" svg:width="5.6684in" svg:height="0.90104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マスター テキストの書式設定</text:span></text:p>
            </text:list-item>
          </text:list>
        </draw:text-box>
        <svg:title/>
        <svg:desc/>
      </draw:frame>
      <draw:frame draw:id="id39" presentation:style-name="a447" draw:name="コンテンツ プレースホルダー 5" svg:x="6.75in" svg:y="2.73958in" svg:width="5.6684in" svg:height="4.02951in" presentation:class="object" presentation:placeholder="false">
        <draw:text-box>
          <text:list text:style-name="a426">
            <text:list-item>
              <text:p text:style-name="a425" text:class-names="" text:cond-style-name=""><text:span text:style-name="a424" text:class-names="">マスター テキストの書式設定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7" text:class-names="">第<text:s text:c="1"/></text:span><text:span text:style-name="a428" text:class-names="">2<text:s text:c="1"/></text:span><text:span text:style-name="a429" text:class-names="">レベル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2" text:class-names="">第<text:s text:c="1"/></text:span><text:span text:style-name="a433" text:class-names="">3<text:s text:c="1"/></text:span><text:span text:style-name="a434" text:class-names="">レベル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7" text:class-names="">第<text:s text:c="1"/></text:span><text:span text:style-name="a438" text:class-names="">4<text:s text:c="1"/></text:span><text:span text:style-name="a43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2" text:class-names="">第<text:s text:c="1"/></text:span><text:span text:style-name="a443" text:class-names="">5<text:s text:c="1"/></text:span><text:span text:style-name="a44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52" draw:name="日付プレースホルダー 6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026/1/21</text:date></text:span><text:span text:style-name="a450" text:class-names=""/></text:p>
        </draw:text-box>
        <svg:title/>
        <svg:desc/>
      </draw:frame>
      <draw:frame draw:id="id41" presentation:style-name="a455" draw:name="フッター プレースホルダー 7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2" presentation:style-name="a459" draw:name="スライド番号プレースホルダー 8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9">
        <draw:frame draw:id="id7" presentation:style-name="a462" draw:name="ヘッダー プレースホルダー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7" draw:name="日付プレースホルダー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2026/1/20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スライド イメージ プレースホルダー 3">
          <svg:title/>
          <svg:desc/>
        </draw:page-thumbnail>
        <draw:frame draw:id="id10" presentation:style-name="a491" draw:name="ノート プレースホルダー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マスター テキストの書式設定</text:span></text:p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1" text:class-names="">第<text:s text:c="1"/></text:span><text:span text:style-name="a472" text:class-names="">2<text:s text:c="1"/></text:span><text:span text:style-name="a473" text:class-names="">レベル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p text:style-name="a479" text:class-names="" text:cond-style-name=""><text:span text:style-name="a476" text:class-names="">第<text:s text:c="1"/></text:span><text:span text:style-name="a477" text:class-names="">3<text:s text:c="1"/></text:span><text:span text:style-name="a47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1" text:class-names="">第<text:s text:c="1"/></text:span><text:span text:style-name="a482" text:class-names="">4<text:s text:c="1"/></text:span><text:span text:style-name="a48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6" text:class-names="">第<text:s text:c="1"/></text:span><text:span text:style-name="a487" text:class-names="">5<text:s text:c="1"/></text:span><text:span text:style-name="a48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フッター プレースホルダー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8" draw:name="スライド番号プレースホルダー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#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500">
      <draw:frame draw:id="id43" draw:layer="Master1-bg" presentation:style-name="a503" draw:name="タイトル 1" svg:x="0.91667in" svg:y="0.39931in" svg:width="11.5in" svg:height="1.44965in" presentation:class="title" presentation:placeholder="false">
        <draw:text-box>
          <text:p text:style-name="a502" text:class-names="" text:cond-style-name=""><text:span text:style-name="a501" text:class-names="">マスター タイトルの書式設定</text:span></text:p>
        </draw:text-box>
        <svg:title/>
        <svg:desc/>
      </draw:frame>
      <draw:frame draw:id="id44" draw:layer="Master1-bg" presentation:style-name="a508" draw:name="日付プレースホルダー 2" svg:x="0.91667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>2026/1/21</text:date></text:span><text:span text:style-name="a506" text:class-names=""/></text:p>
        </draw:text-box>
        <svg:title/>
        <svg:desc/>
      </draw:frame>
      <draw:frame draw:id="id45" presentation:style-name="a511" draw:name="フッター プレースホルダー 3" svg:x="4.41667in" svg:y="6.95139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46" presentation:style-name="a515" draw:name="スライド番号プレースホルダー 4" svg:x="9.41667in" svg:y="6.95139in" svg:width="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>‹#›</text:page-number></text:span><text:span text:style-name="a513" text:class-names=""/></text:p>
        </draw:text-box>
        <svg:title/>
        <svg:desc/>
      </draw:frame>
      <presentation:notes style:page-layout-name="pageLayout2" draw:style-name="a555">
        <draw:frame draw:id="id7" presentation:style-name="a518" draw:name="ヘッダー プレースホルダー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8" presentation:style-name="a523" draw:name="日付プレースホルダー 2" svg:x="4.24826in" svg:y="0in" svg:width="3.25in" svg:height="0.50174in" presentation:class="date-time" presentation:placeholder="false">
          <draw:text-box>
            <text:p text:style-name="a522" text:class-names="" text:cond-style-name=""><text:span text:style-name="a519" text:class-names=""><text:date text:fixed="false" style:data-style-name="a520">2026/1/20</text:date></text:span><text:span text:style-name="a52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24" draw:name="スライド イメージ プレースホルダー 3">
          <svg:title/>
          <svg:desc/>
        </draw:page-thumbnail>
        <draw:frame draw:id="id10" presentation:style-name="a547" draw:name="ノート プレースホルダー 4" svg:x="0.75in" svg:y="4.8125in" svg:width="6in" svg:height="3.9375in" presentation:class="notes" presentation:placeholder="false">
          <draw:text-box>
            <text:p text:style-name="a526" text:class-names="" text:cond-style-name=""><text:span text:style-name="a525" text:class-names="">マスター テキストの書式設定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7" text:class-names="">第<text:s text:c="1"/></text:span><text:span text:style-name="a528" text:class-names="">2<text:s text:c="1"/></text:span><text:span text:style-name="a529" text:class-names="">レベル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2" text:class-names="">第<text:s text:c="1"/></text:span><text:span text:style-name="a533" text:class-names="">3<text:s text:c="1"/></text:span><text:span text:style-name="a53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7" text:class-names="">第<text:s text:c="1"/></text:span><text:span text:style-name="a538" text:class-names="">4<text:s text:c="1"/></text:span><text:span text:style-name="a53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2" text:class-names="">第<text:s text:c="1"/></text:span><text:span text:style-name="a543" text:class-names="">5<text:s text:c="1"/></text:span><text:span text:style-name="a54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0" draw:name="フッター プレースホルダー 5" svg:x="0in" svg:y="9.49826in" svg:width="3.25in" svg:height="0.50174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2" presentation:style-name="a554" draw:name="スライド番号プレースホルダー 6" svg:x="4.24826in" svg:y="9.49826in" svg:width="3.25in" svg:height="0.50174in" presentation:class="page-number" presentation:placeholder="false">
          <draw:text-box>
  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  </draw:text-box>
          <svg:title/>
          <svg:desc/>
        </draw:frame>
      </presentation:notes>
    </style:master-page>
    <style:master-page style:name="Master1-Layout7-blank-白紙" style:page-layout-name="pageLayout1" draw:style-name="a556">
      <draw:frame draw:id="id47" draw:layer="Master1-bg" presentation:style-name="a561" draw:name="日付プレースホルダー 1" svg:x="0.91667in" svg:y="6.95139in" svg:width="3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2026/1/21</text:date></text:span><text:span text:style-name="a559" text:class-names=""/></text:p>
        </draw:text-box>
        <svg:title/>
        <svg:desc/>
      </draw:frame>
      <draw:frame draw:id="id48" draw:layer="Master1-bg" presentation:style-name="a564" draw:name="フッター プレースホルダー 2" svg:x="4.41667in" svg:y="6.95139in" svg:width="4.5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49" presentation:style-name="a568" draw:name="スライド番号プレースホルダー 3" svg:x="9.41667in" svg:y="6.95139in" svg:width="3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#›</text:page-number></text:span><text:span text:style-name="a566" text:class-names=""/></text:p>
        </draw:text-box>
        <svg:title/>
        <svg:desc/>
      </draw:frame>
      <presentation:notes style:page-layout-name="pageLayout2" draw:style-name="a608">
        <draw:frame draw:id="id7" presentation:style-name="a571" draw:name="ヘッダー プレースホルダー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6" draw:name="日付プレースホルダー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2026/1/20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7" draw:name="スライド イメージ プレースホルダー 3">
          <svg:title/>
          <svg:desc/>
        </draw:page-thumbnail>
        <draw:frame draw:id="id10" presentation:style-name="a600" draw:name="ノート プレースホルダー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マスター テキストの書式設定</text:span></text:p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0" text:class-names="">第<text:s text:c="1"/></text:span><text:span text:style-name="a581" text:class-names="">2<text:s text:c="1"/></text:span><text:span text:style-name="a582" text:class-names="">レベル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5" text:class-names="">第<text:s text:c="1"/></text:span><text:span text:style-name="a586" text:class-names="">3<text:s text:c="1"/></text:span><text:span text:style-name="a58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p text:style-name="a593" text:class-names="" text:cond-style-name=""><text:span text:style-name="a590" text:class-names="">第<text:s text:c="1"/></text:span><text:span text:style-name="a591" text:class-names="">4<text:s text:c="1"/></text:span><text:span text:style-name="a59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5" text:class-names="">第<text:s text:c="1"/></text:span><text:span text:style-name="a596" text:class-names="">5<text:s text:c="1"/></text:span><text:span text:style-name="a59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3" draw:name="フッター プレースホルダー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2" presentation:style-name="a607" draw:name="スライド番号プレースホルダー 6" svg:x="4.24826in" svg:y="9.49826in" svg:width="3.25in" svg:height="0.50174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#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609">
      <draw:frame draw:id="id50" draw:layer="Master1-bg" presentation:style-name="a612" draw:name="タイトル 1" svg:x="0.9184in" svg:y="0.5in" svg:width="4.30035in" svg:height="1.75in" presentation:class="title" presentation:placeholder="false">
        <draw:text-box>
          <text:p text:style-name="a611" text:class-names="" text:cond-style-name=""><text:span text:style-name="a610" text:class-names="">マスター タイトルの書式設定</text:span></text:p>
        </draw:text-box>
        <svg:title/>
        <svg:desc/>
      </draw:frame>
      <draw:frame draw:id="id51" draw:layer="Master1-bg" presentation:style-name="a636" draw:name="コンテンツ プレースホルダー 2" svg:x="5.6684in" svg:y="1.07986in" svg:width="6.75in" svg:height="5.32986in" presentation:class="object" presentation:placeholder="false">
        <draw:text-box>
          <text:list text:style-name="a615">
            <text:list-item>
              <text:p text:style-name="a614" text:class-names="" text:cond-style-name=""><text:span text:style-name="a613" text:class-names="">マスター テキストの書式設定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6" text:class-names="">第<text:s text:c="1"/></text:span><text:span text:style-name="a617" text:class-names="">2<text:s text:c="1"/></text:span><text:span text:style-name="a618" text:class-names="">レベル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1" text:class-names="">第<text:s text:c="1"/></text:span><text:span text:style-name="a622" text:class-names="">3<text:s text:c="1"/></text:span><text:span text:style-name="a623" text:class-names="">レベル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6" text:class-names="">第<text:s text:c="1"/></text:span><text:span text:style-name="a627" text:class-names="">4<text:s text:c="1"/></text:span><text:span text:style-name="a62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1" text:class-names="">第<text:s text:c="1"/></text:span><text:span text:style-name="a632" text:class-names="">5<text:s text:c="1"/></text:span><text:span text:style-name="a633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640" draw:name="テキスト プレースホルダー 3" svg:x="0.9184in" svg:y="2.25in" svg:width="4.30035in" svg:height="4.168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マスター テキストの書式設定</text:span></text:p>
            </text:list-item>
          </text:list>
        </draw:text-box>
        <svg:title/>
        <svg:desc/>
      </draw:frame>
      <draw:frame draw:id="id53" presentation:style-name="a645" draw:name="日付プレースホルダー 4" svg:x="0.91667in" svg:y="6.95139in" svg:width="3in" svg:height="0.39931in" presentation:class="date-time" presentation:placeholder="false">
        <draw:text-box>
          <text:p text:style-name="a644" text:class-names="" text:cond-style-name=""><text:span text:style-name="a641" text:class-names=""><text:date text:fixed="false" style:data-style-name="a642">2026/1/21</text:date></text:span><text:span text:style-name="a643" text:class-names=""/></text:p>
        </draw:text-box>
        <svg:title/>
        <svg:desc/>
      </draw:frame>
      <draw:frame draw:id="id54" presentation:style-name="a648" draw:name="フッター プレースホルダー 5" svg:x="4.41667in" svg:y="6.95139in" svg:width="4.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55" presentation:style-name="a652" draw:name="スライド番号プレースホルダー 6" svg:x="9.41667in" svg:y="6.95139in" svg:width="3in" svg:height="0.39931in" presentation:class="page-number" presentation:placeholder="false">
        <draw:text-box>
          <text:p text:style-name="a651" text:class-names="" text:cond-style-name=""><text:span text:style-name="a649" text:class-names=""><text:page-number style:num-format="1" text:fixed="false">‹#›</text:page-number></text:span><text:span text:style-name="a650" text:class-names=""/></text:p>
        </draw:text-box>
        <svg:title/>
        <svg:desc/>
      </draw:frame>
      <presentation:notes style:page-layout-name="pageLayout2" draw:style-name="a692">
        <draw:frame draw:id="id7" presentation:style-name="a655" draw:name="ヘッダー プレースホルダー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8" presentation:style-name="a660" draw:name="日付プレースホルダー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6" text:class-names=""><text:date text:fixed="false" style:data-style-name="a657">2026/1/20</text:date></text:span><text:span text:style-name="a65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61" draw:name="スライド イメージ プレースホルダー 3">
          <svg:title/>
          <svg:desc/>
        </draw:page-thumbnail>
        <draw:frame draw:id="id10" presentation:style-name="a684" draw:name="ノート プレースホルダー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マスター テキストの書式設定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4" text:class-names="">第<text:s text:c="1"/></text:span><text:span text:style-name="a665" text:class-names="">2<text:s text:c="1"/></text:span><text:span text:style-name="a666" text:class-names="">レベル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69" text:class-names="">第<text:s text:c="1"/></text:span><text:span text:style-name="a670" text:class-names="">3<text:s text:c="1"/></text:span><text:span text:style-name="a67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4" text:class-names="">第<text:s text:c="1"/></text:span><text:span text:style-name="a675" text:class-names="">4<text:s text:c="1"/></text:span><text:span text:style-name="a67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79" text:class-names="">第<text:s text:c="1"/></text:span><text:span text:style-name="a680" text:class-names="">5<text:s text:c="1"/></text:span><text:span text:style-name="a68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7" draw:name="フッター プレースホルダー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2" presentation:style-name="a691" draw:name="スライド番号プレースホルダー 6" svg:x="4.24826in" svg:y="9.49826in" svg:width="3.25in" svg:height="0.50174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693">
      <draw:frame draw:id="id56" draw:layer="Master1-bg" presentation:style-name="a696" draw:name="タイトル 1" svg:x="0.9184in" svg:y="0.5in" svg:width="4.30035in" svg:height="1.75in" presentation:class="title" presentation:placeholder="false">
        <draw:text-box>
          <text:p text:style-name="a695" text:class-names="" text:cond-style-name=""><text:span text:style-name="a694" text:class-names="">マスター タイトルの書式設定</text:span></text:p>
        </draw:text-box>
        <svg:title/>
        <svg:desc/>
      </draw:frame>
      <draw:frame draw:id="id57" draw:layer="Master1-bg" presentation:style-name="a699" draw:name="図プレースホルダー 2" svg:x="5.6684in" svg:y="1.07986in" svg:width="6.75in" svg:height="5.32986in" presentation:class="graphic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58" presentation:style-name="a703" draw:name="テキスト プレースホルダー 3" svg:x="0.9184in" svg:y="2.25in" svg:width="4.30035in" svg:height="4.1684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マスター テキストの書式設定</text:span></text:p>
            </text:list-item>
          </text:list>
        </draw:text-box>
        <svg:title/>
        <svg:desc/>
      </draw:frame>
      <draw:frame draw:id="id59" presentation:style-name="a708" draw:name="日付プレースホルダー 4" svg:x="0.91667in" svg:y="6.95139in" svg:width="3in" svg:height="0.39931in" presentation:class="date-time" presentation:placeholder="false">
        <draw:text-box>
          <text:p text:style-name="a707" text:class-names="" text:cond-style-name=""><text:span text:style-name="a704" text:class-names=""><text:date text:fixed="false" style:data-style-name="a705">2026/1/21</text:date></text:span><text:span text:style-name="a706" text:class-names=""/></text:p>
        </draw:text-box>
        <svg:title/>
        <svg:desc/>
      </draw:frame>
      <draw:frame draw:id="id60" presentation:style-name="a711" draw:name="フッター プレースホルダー 5" svg:x="4.41667in" svg:y="6.95139in" svg:width="4.5in" svg:height="0.3993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61" presentation:style-name="a715" draw:name="スライド番号プレースホルダー 6" svg:x="9.41667in" svg:y="6.95139in" svg:width="3in" svg:height="0.39931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>‹#›</text:page-number></text:span><text:span text:style-name="a713" text:class-names=""/></text:p>
        </draw:text-box>
        <svg:title/>
        <svg:desc/>
      </draw:frame>
      <presentation:notes style:page-layout-name="pageLayout2" draw:style-name="a755">
        <draw:frame draw:id="id7" presentation:style-name="a718" draw:name="ヘッダー プレースホルダー 1" svg:x="0in" svg:y="0in" svg:width="3.25in" svg:height="0.50174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8" presentation:style-name="a723" draw:name="日付プレースホルダー 2" svg:x="4.24826in" svg:y="0in" svg:width="3.25in" svg:height="0.50174in" presentation:class="date-time" presentation:placeholder="false">
          <draw:text-box>
            <text:p text:style-name="a722" text:class-names="" text:cond-style-name=""><text:span text:style-name="a719" text:class-names=""><text:date text:fixed="false" style:data-style-name="a720">2026/1/20</text:date></text:span><text:span text:style-name="a72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24" draw:name="スライド イメージ プレースホルダー 3">
          <svg:title/>
          <svg:desc/>
        </draw:page-thumbnail>
        <draw:frame draw:id="id10" presentation:style-name="a747" draw:name="ノート プレースホルダー 4" svg:x="0.75in" svg:y="4.8125in" svg:width="6in" svg:height="3.9375in" presentation:class="notes" presentation:placeholder="false">
          <draw:text-box>
            <text:p text:style-name="a726" text:class-names="" text:cond-style-name=""><text:span text:style-name="a725" text:class-names="">マスター テキストの書式設定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7" text:class-names="">第<text:s text:c="1"/></text:span><text:span text:style-name="a728" text:class-names="">2<text:s text:c="1"/></text:span><text:span text:style-name="a729" text:class-names="">レベル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2" text:class-names="">第<text:s text:c="1"/></text:span><text:span text:style-name="a733" text:class-names="">3<text:s text:c="1"/></text:span><text:span text:style-name="a73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7" text:class-names="">第<text:s text:c="1"/></text:span><text:span text:style-name="a738" text:class-names="">4<text:s text:c="1"/></text:span><text:span text:style-name="a73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2" text:class-names="">第<text:s text:c="1"/></text:span><text:span text:style-name="a743" text:class-names="">5<text:s text:c="1"/></text:span><text:span text:style-name="a74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0" draw:name="フッター プレースホルダー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2" presentation:style-name="a754" draw:name="スライド番号プレースホルダー 6" svg:x="4.24826in" svg:y="9.49826in" svg:width="3.25in" svg:height="0.50174in" presentation:class="page-number" presentation:placeholder="false">
          <draw:text-box>
  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756">
      <draw:frame draw:id="id62" draw:layer="Master1-bg" presentation:style-name="a759" draw:name="タイトル 1" svg:x="0.91667in" svg:y="0.39931in" svg:width="11.5in" svg:height="1.44965in" presentation:class="title" presentation:placeholder="false">
        <draw:text-box>
          <text:p text:style-name="a758" text:class-names="" text:cond-style-name=""><text:span text:style-name="a757" text:class-names="">マスター タイトルの書式設定</text:span></text:p>
        </draw:text-box>
        <svg:title/>
        <svg:desc/>
      </draw:frame>
      <draw:frame draw:id="id63" draw:layer="Master1-bg" presentation:style-name="a783" draw:name="縦書きテキスト プレースホルダー 2" svg:x="0.91667in" svg:y="1.99653in" svg:width="11.5in" svg:height="4.75868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マスター テキストの書式設定</text:span></text:p>
            </text:list-item>
          </text:list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3" text:class-names="">第<text:s text:c="1"/></text:span><text:span text:style-name="a764" text:class-names="">2<text:s text:c="1"/></text:span><text:span text:style-name="a765" text:class-names="">レベル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68" text:class-names="">第<text:s text:c="1"/></text:span><text:span text:style-name="a769" text:class-names="">3<text:s text:c="1"/></text:span><text:span text:style-name="a770" text:class-names="">レベル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3" text:class-names="">第<text:s text:c="1"/></text:span><text:span text:style-name="a774" text:class-names="">4<text:s text:c="1"/></text:span><text:span text:style-name="a77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8" text:class-names="">第<text:s text:c="1"/></text:span><text:span text:style-name="a779" text:class-names="">5<text:s text:c="1"/></text:span><text:span text:style-name="a780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788" draw:name="日付プレースホルダー 3" svg:x="0.91667in" svg:y="6.95139in" svg:width="3in" svg:height="0.39931in" presentation:class="date-time" presentation:placeholder="false">
        <draw:text-box>
          <text:p text:style-name="a787" text:class-names="" text:cond-style-name=""><text:span text:style-name="a784" text:class-names=""><text:date text:fixed="false" style:data-style-name="a785">2026/1/21</text:date></text:span><text:span text:style-name="a786" text:class-names=""/></text:p>
        </draw:text-box>
        <svg:title/>
        <svg:desc/>
      </draw:frame>
      <draw:frame draw:id="id65" presentation:style-name="a791" draw:name="フッター プレースホルダー 4" svg:x="4.41667in" svg:y="6.95139in" svg:width="4.5in" svg:height="0.39931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66" presentation:style-name="a795" draw:name="スライド番号プレースホルダー 5" svg:x="9.41667in" svg:y="6.95139in" svg:width="3in" svg:height="0.39931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>‹#›</text:page-number></text:span><text:span text:style-name="a793" text:class-names=""/></text:p>
        </draw:text-box>
        <svg:title/>
        <svg:desc/>
      </draw:frame>
      <presentation:notes style:page-layout-name="pageLayout2" draw:style-name="a835">
        <draw:frame draw:id="id7" presentation:style-name="a798" draw:name="ヘッダー プレースホルダー 1" svg:x="0in" svg:y="0in" svg:width="3.25in" svg:height="0.50174in" presentation:class="head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8" presentation:style-name="a803" draw:name="日付プレースホルダー 2" svg:x="4.24826in" svg:y="0in" svg:width="3.25in" svg:height="0.50174in" presentation:class="date-time" presentation:placeholder="false">
          <draw:text-box>
            <text:p text:style-name="a802" text:class-names="" text:cond-style-name=""><text:span text:style-name="a799" text:class-names=""><text:date text:fixed="false" style:data-style-name="a800">2026/1/20</text:date></text:span><text:span text:style-name="a80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04" draw:name="スライド イメージ プレースホルダー 3">
          <svg:title/>
          <svg:desc/>
        </draw:page-thumbnail>
        <draw:frame draw:id="id10" presentation:style-name="a827" draw:name="ノート プレースホルダー 4" svg:x="0.75in" svg:y="4.8125in" svg:width="6in" svg:height="3.9375in" presentation:class="notes" presentation:placeholder="false">
          <draw:text-box>
            <text:p text:style-name="a806" text:class-names="" text:cond-style-name=""><text:span text:style-name="a805" text:class-names="">マスター テキストの書式設定</text:span></text:p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7" text:class-names="">第<text:s text:c="1"/></text:span><text:span text:style-name="a808" text:class-names="">2<text:s text:c="1"/></text:span><text:span text:style-name="a809" text:class-names="">レベル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p text:style-name="a815" text:class-names="" text:cond-style-name=""><text:span text:style-name="a812" text:class-names="">第<text:s text:c="1"/></text:span><text:span text:style-name="a813" text:class-names="">3<text:s text:c="1"/></text:span><text:span text:style-name="a81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7" text:class-names="">第<text:s text:c="1"/></text:span><text:span text:style-name="a818" text:class-names="">4<text:s text:c="1"/></text:span><text:span text:style-name="a81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2" text:class-names="">第<text:s text:c="1"/></text:span><text:span text:style-name="a823" text:class-names="">5<text:s text:c="1"/></text:span><text:span text:style-name="a82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30" draw:name="フッター プレースホルダー 5" svg:x="0in" svg:y="9.49826in" svg:width="3.25in" svg:height="0.50174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2" presentation:style-name="a834" draw:name="スライド番号プレースホルダー 6" svg:x="4.24826in" svg:y="9.49826in" svg:width="3.25in" svg:height="0.50174in" presentation:class="page-number" presentation:placeholder="false">
          <draw:text-box>
            <text:p text:style-name="a833" text:class-names="" text:cond-style-name=""><text:span text:style-name="a831" text:class-names=""><text:page-number style:num-format="1" text:fixed="false">‹#›</text:page-number></text:span><text:span text:style-name="a832" text:class-names=""/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836">
      <draw:frame draw:id="id67" draw:layer="Master1-bg" presentation:style-name="a839" draw:name="縦書きタイトル 1" svg:x="9.54167in" svg:y="0.39931in" svg:width="2.875in" svg:height="6.3559in" presentation:class="title" presentation:placeholder="false">
        <draw:text-box>
          <text:p text:style-name="a838" text:class-names="" text:cond-style-name=""><text:span text:style-name="a837" text:class-names="">マスター タイトルの書式設定</text:span></text:p>
        </draw:text-box>
        <svg:title/>
        <svg:desc/>
      </draw:frame>
      <draw:frame draw:id="id68" draw:layer="Master1-bg" presentation:style-name="a863" draw:name="縦書きテキスト プレースホルダー 2" svg:x="0.91667in" svg:y="0.39931in" svg:width="8.45833in" svg:height="6.3559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マスター テキストの書式設定</text:span></text:p>
            </text:list-item>
          </text:list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3" text:class-names="">第<text:s text:c="1"/></text:span><text:span text:style-name="a844" text:class-names="">2<text:s text:c="1"/></text:span><text:span text:style-name="a845" text:class-names="">レベル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48" text:class-names="">第<text:s text:c="1"/></text:span><text:span text:style-name="a849" text:class-names="">3<text:s text:c="1"/></text:span><text:span text:style-name="a850" text:class-names="">レベル</text:span></text:p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p text:style-name="a856" text:class-names="" text:cond-style-name=""><text:span text:style-name="a853" text:class-names="">第<text:s text:c="1"/></text:span><text:span text:style-name="a854" text:class-names="">4<text:s text:c="1"/></text:span><text:span text:style-name="a85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8" text:class-names="">第<text:s text:c="1"/></text:span><text:span text:style-name="a859" text:class-names="">5<text:s text:c="1"/></text:span><text:span text:style-name="a860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868" draw:name="日付プレースホルダー 3" svg:x="0.91667in" svg:y="6.95139in" svg:width="3in" svg:height="0.39931in" presentation:class="date-time" presentation:placeholder="false">
        <draw:text-box>
          <text:p text:style-name="a867" text:class-names="" text:cond-style-name=""><text:span text:style-name="a864" text:class-names=""><text:date text:fixed="false" style:data-style-name="a865">2026/1/21</text:date></text:span><text:span text:style-name="a866" text:class-names=""/></text:p>
        </draw:text-box>
        <svg:title/>
        <svg:desc/>
      </draw:frame>
      <draw:frame draw:id="id70" presentation:style-name="a871" draw:name="フッター プレースホルダー 4" svg:x="4.41667in" svg:y="6.95139in" svg:width="4.5in" svg:height="0.39931in" presentation:class="footer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71" presentation:style-name="a875" draw:name="スライド番号プレースホルダー 5" svg:x="9.41667in" svg:y="6.95139in" svg:width="3in" svg:height="0.39931in" presentation:class="page-number" presentation:placeholder="false">
        <draw:text-box>
          <text:p text:style-name="a874" text:class-names="" text:cond-style-name=""><text:span text:style-name="a872" text:class-names=""><text:page-number style:num-format="1" text:fixed="false">‹#›</text:page-number></text:span><text:span text:style-name="a873" text:class-names=""/></text:p>
        </draw:text-box>
        <svg:title/>
        <svg:desc/>
      </draw:frame>
      <presentation:notes style:page-layout-name="pageLayout2" draw:style-name="a915">
        <draw:frame draw:id="id7" presentation:style-name="a878" draw:name="ヘッダー プレースホルダー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3" draw:name="日付プレースホルダー 2" svg:x="4.24826in" svg:y="0in" svg:width="3.25in" svg:height="0.50174in" presentation:class="date-time" presentation:placeholder="false">
          <draw:text-box>
            <text:p text:style-name="a882" text:class-names="" text:cond-style-name=""><text:span text:style-name="a879" text:class-names=""><text:date text:fixed="false" style:data-style-name="a880">2026/1/20</text:date></text:span><text:span text:style-name="a88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84" draw:name="スライド イメージ プレースホルダー 3">
          <svg:title/>
          <svg:desc/>
        </draw:page-thumbnail>
        <draw:frame draw:id="id10" presentation:style-name="a907" draw:name="ノート プレースホルダー 4" svg:x="0.75in" svg:y="4.8125in" svg:width="6in" svg:height="3.9375in" presentation:class="notes" presentation:placeholder="false">
          <draw:text-box>
            <text:p text:style-name="a886" text:class-names="" text:cond-style-name=""><text:span text:style-name="a885" text:class-names="">マスター テキストの書式設定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7" text:class-names="">第<text:s text:c="1"/></text:span><text:span text:style-name="a888" text:class-names="">2<text:s text:c="1"/></text:span><text:span text:style-name="a889" text:class-names="">レベル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2" text:class-names="">第<text:s text:c="1"/></text:span><text:span text:style-name="a893" text:class-names="">3<text:s text:c="1"/></text:span><text:span text:style-name="a89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p text:style-name="a900" text:class-names="" text:cond-style-name=""><text:span text:style-name="a897" text:class-names="">第<text:s text:c="1"/></text:span><text:span text:style-name="a898" text:class-names="">4<text:s text:c="1"/></text:span><text:span text:style-name="a89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list text:style-name="a906">
                              <text:list-item>
                                <text:p text:style-name="a905" text:class-names="" text:cond-style-name=""><text:span text:style-name="a902" text:class-names="">第<text:s text:c="1"/></text:span><text:span text:style-name="a903" text:class-names="">5<text:s text:c="1"/></text:span><text:span text:style-name="a90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910" draw:name="フッター プレースホルダー 5" svg:x="0in" svg:y="9.49826in" svg:width="3.25in" svg:height="0.50174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2" presentation:style-name="a914" draw:name="スライド番号プレースホルダー 6" svg:x="4.24826in" svg:y="9.49826in" svg:width="3.25in" svg:height="0.501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プレゼンテーション</dc:title>
    <meta:initial-creator>Ogoshi, Azuki/尾越 敦貴</meta:initial-creator>
    <dc:creator>Hata, Hiroshi/秦 裕史</dc:creator>
    <meta:creation-date>2024-05-16T01:31:49Z</meta:creation-date>
    <dc:date>2026-01-21T23:57:22Z</dc:date>
    <meta:editing-cycles>9</meta:editing-cycles>
    <meta:editing-duration>PT79620S</meta:editing-duration>
    <meta:user-defined meta:name="MediaServiceImageTags"/>
    <meta:user-defined meta:name="ContentTypeId">0x010100169A2B1AE92452458CEB470079EA8ECF</meta:user-defined>
    <meta:document-statistic meta:paragraph-count="90" meta:word-count="582"/>
  </office:meta>
</office:document-meta>
</file>